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0.2083in"/>
    </style:style>
    <style:style style:name="co3" style:family="table-column">
      <style:table-column-properties fo:break-before="auto" style:column-width="0.361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945in"/>
    </style:style>
    <style:style style:name="co7" style:family="table-column">
      <style:table-column-properties fo:break-before="auto" style:column-width="0.2165in"/>
    </style:style>
    <style:style style:name="co8" style:family="table-column">
      <style:table-column-properties fo:break-before="auto" style:column-width="0.2646in"/>
    </style:style>
    <style:style style:name="co9" style:family="table-column">
      <style:table-column-properties fo:break-before="auto" style:column-width="0.1925in"/>
    </style:style>
    <style:style style:name="co10" style:family="table-column">
      <style:table-column-properties fo:break-before="auto" style:column-width="0.5965in"/>
    </style:style>
    <style:style style:name="co11" style:family="table-column">
      <style:table-column-properties fo:break-before="auto" style:column-width="0.2811in"/>
    </style:style>
    <style:style style:name="co12" style:family="table-column">
      <style:table-column-properties fo:break-before="auto" style:column-width="0.2154in"/>
    </style:style>
    <style:style style:name="co13" style:family="table-column">
      <style:table-column-properties fo:break-before="auto" style:column-width="0.2709in"/>
    </style:style>
    <style:style style:name="co14" style:family="table-column">
      <style:table-column-properties fo:break-before="auto" style:column-width="0.1957in"/>
    </style:style>
    <style:style style:name="co15" style:family="table-column">
      <style:table-column-properties fo:break-before="auto" style:column-width="0.6898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0.322in"/>
    </style:style>
    <style:style style:name="co18" style:family="table-column">
      <style:table-column-properties fo:break-before="auto" style:column-width="0.9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12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in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style:rotation-align="non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style:rotation-align="none"/>
      <style:paragraph-properties fo:text-align="end" fo:margin-left="0in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rotation-align="none"/>
      <style:text-properties style:text-position=""/>
    </style:style>
    <style:style style:name="ce8" style:family="table-cell" style:parent-style-name="Default">
      <style:table-cell-properties fo:background-color="#ffff00" style:rotation-align="none"/>
      <style:text-properties style:text-position="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7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  <style:style style:name="ce21" style:family="table-cell" style:parent-style-name="Default">
      <style:table-cell-properties fo:background-color="#ffff00" style:text-align-source="fix" style:repeat-content="false" style:rotation-align="none"/>
      <style:paragraph-properties fo:text-align="center" fo:margin-left="0in"/>
    </style:style>
    <style:style style:name="ce22" style:family="table-cell" style:parent-style-name="Default">
      <style:table-cell-properties fo:background-color="#ffff00" style:text-align-source="fix" style:repeat-content="false" style:rotation-align="none"/>
      <style:paragraph-properties fo:text-align="end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rotation-align="none"/>
    </style:style>
    <style:style style:name="ce24" style:family="table-cell" style:parent-style-name="Default">
      <style:table-cell-properties fo:background-color="#ffff00" style:rotation-align="none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666666" fo:border-left="0.06pt solid #000000" fo:border-right="none" fo:border-top="none"/>
      <style:text-properties fo:color="#800000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none" fo:background-color="#666666" fo:border-left="0.06pt solid #000000" fo:border-right="none" fo:border-top="none"/>
    </style:style>
    <style:style style:name="ce35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666666" fo:border-left="none" fo:border-right="0.06pt solid #000000" fo:border-top="none"/>
      <style:text-properties fo:color="#800000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666666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42" style:family="table-cell" style:parent-style-name="Default">
      <style:table-cell-properties fo:border-bottom="none" fo:background-color="#ffff00" fo:border-left="none" fo:border-right="0.06pt solid #000000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44" style:family="table-cell" style:parent-style-name="Default">
      <style:table-cell-properties fo:border-bottom="none" fo:border-left="none" fo:border-right="0.06pt solid #000000" style:rotation-align="none" fo:border-top="none"/>
    </style:style>
  </office:automatic-styles>
  <office:body>
    <office:spreadsheet>
      <table:table table:name="EMS-G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7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0"/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0.064041308" calcext:value-type="float">
            <text:p>0.064041308</text:p>
          </table:table-cell>
          <table:table-cell table:style-name="Default" office:value-type="float" office:value="0.118969908" calcext:value-type="float">
            <text:p>0.118969908</text:p>
          </table:table-cell>
          <table:table-cell table:style-name="Default" office:value-type="float" office:value="0.133626278" calcext:value-type="float">
            <text:p>0.133626278</text:p>
          </table:table-cell>
          <table:table-cell/>
          <table:table-cell table:style-name="ce11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0.0620647904" calcext:value-type="float">
            <text:p>0.0620647904</text:p>
          </table:table-cell>
          <table:table-cell table:style-name="ce12" office:value-type="float" office:value="0.1094138211" calcext:value-type="float">
            <text:p>0.1094138211</text:p>
          </table:table-cell>
          <table:table-cell table:style-name="ce12" office:value-type="float" office:value="0.120516357" calcext:value-type="float">
            <text:p>0.120516357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Default" office:value-type="float" office:value="0.059127885" calcext:value-type="float">
            <text:p>0.059127885</text:p>
          </table:table-cell>
          <table:table-cell table:style-name="Default" office:value-type="float" office:value="0.110277361" calcext:value-type="float">
            <text:p>0.110277361</text:p>
          </table:table-cell>
          <table:table-cell table:style-name="Default" office:value-type="float" office:value="0.112754717" calcext:value-type="float">
            <text:p>0.112754717</text:p>
          </table:table-cell>
          <table:table-cell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0.21935127305" calcext:value-type="float">
            <text:p>0.2193512731</text:p>
          </table:table-cell>
          <table:table-cell table:style-name="ce12" office:value-type="float" office:value="0.2046560094" calcext:value-type="float">
            <text:p>0.2046560094</text:p>
          </table:table-cell>
          <table:table-cell table:style-name="ce12" office:value-type="float" office:value="0.2127758082" calcext:value-type="float">
            <text:p>0.2127758082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Default" office:value-type="float" office:value="0.063004452" calcext:value-type="float">
            <text:p>0.063004452</text:p>
          </table:table-cell>
          <table:table-cell table:style-name="Default" office:value-type="float" office:value="0.10935149" calcext:value-type="float">
            <text:p>0.10935149</text:p>
          </table:table-cell>
          <table:table-cell table:style-name="Default" office:value-type="float" office:value="0.118524315" calcext:value-type="float">
            <text:p>0.1185243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.9769960793" calcext:value-type="float">
            <text:p>1.9769960793</text:p>
          </table:table-cell>
          <table:table-cell office:value-type="float" office:value="1.0371645705" calcext:value-type="float">
            <text:p>1.0371645705</text:p>
          </table:table-cell>
          <table:table-cell office:value-type="float" office:value="1.0286572738" calcext:value-type="float">
            <text:p>1.0286572738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0.071038683" calcext:value-type="float">
            <text:p>0.071038683</text:p>
          </table:table-cell>
          <table:table-cell table:style-name="Default" office:value-type="float" office:value="0.10657454" calcext:value-type="float">
            <text:p>0.10657454</text:p>
          </table:table-cell>
          <table:table-cell table:style-name="Default" office:value-type="float" office:value="0.129772172" calcext:value-type="float">
            <text:p>0.12977217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.5316085433" calcext:value-type="float">
            <text:p>3.5316085433</text:p>
          </table:table-cell>
          <table:table-cell office:value-type="float" office:value="2.55193077705" calcext:value-type="float">
            <text:p>2.5519307771</text:p>
          </table:table-cell>
          <table:table-cell office:value-type="float" office:value="2.2384442569" calcext:value-type="float">
            <text:p>2.2384442569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Default" office:value-type="float" office:value="0.058414076" calcext:value-type="float">
            <text:p>0.058414076</text:p>
          </table:table-cell>
          <table:table-cell table:style-name="Default" office:value-type="float" office:value="0.10237889" calcext:value-type="float">
            <text:p>0.10237889</text:p>
          </table:table-cell>
          <table:table-cell table:style-name="Default" office:value-type="float" office:value="0.119576696" calcext:value-type="float">
            <text:p>0.1195766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.05871595315" calcext:value-type="float">
            <text:p>25.0587159532</text:p>
          </table:table-cell>
          <table:table-cell office:value-type="float" office:value="15.50504176775" calcext:value-type="float">
            <text:p>15.5050417678</text:p>
          </table:table-cell>
          <table:table-cell office:value-type="float" office:value="13.98522840925" calcext:value-type="float">
            <text:p>13.985228409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0.060315034" calcext:value-type="float">
            <text:p>0.060315034</text:p>
          </table:table-cell>
          <table:table-cell table:style-name="Default" office:value-type="float" office:value="0.10899277" calcext:value-type="float">
            <text:p>0.10899277</text:p>
          </table:table-cell>
          <table:table-cell table:style-name="Default" office:value-type="float" office:value="0.118646201" calcext:value-type="float">
            <text:p>0.1186462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1.6343381415" calcext:value-type="float">
            <text:p>41.6343381415</text:p>
          </table:table-cell>
          <table:table-cell office:value-type="float" office:value="29.02926441635" calcext:value-type="float">
            <text:p>29.0292644164</text:p>
          </table:table-cell>
          <table:table-cell office:value-type="float" office:value="26.314448911" calcext:value-type="float">
            <text:p>26.3144489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Default" office:value-type="float" office:value="0.065447455" calcext:value-type="float">
            <text:p>0.065447455</text:p>
          </table:table-cell>
          <table:table-cell table:style-name="Default" office:value-type="float" office:value="0.106442415" calcext:value-type="float">
            <text:p>0.106442415</text:p>
          </table:table-cell>
          <table:table-cell table:style-name="Default" office:value-type="float" office:value="0.121437356" calcext:value-type="float">
            <text:p>0.1214373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08.61110754555" calcext:value-type="float">
            <text:p>308.6111075456</text:p>
          </table:table-cell>
          <table:table-cell office:value-type="float" office:value="175.84864523395" calcext:value-type="float">
            <text:p>175.848645234</text:p>
          </table:table-cell>
          <table:table-cell office:value-type="float" office:value="157.7726217521" calcext:value-type="float">
            <text:p>157.772621752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0.061343302" calcext:value-type="float">
            <text:p>0.061343302</text:p>
          </table:table-cell>
          <table:table-cell table:style-name="Default" office:value-type="float" office:value="0.10635389" calcext:value-type="float">
            <text:p>0.10635389</text:p>
          </table:table-cell>
          <table:table-cell table:style-name="Default" office:value-type="float" office:value="0.117819424" calcext:value-type="float">
            <text:p>0.117819424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Default" office:value-type="float" office:value="0.060387372" calcext:value-type="float">
            <text:p>0.060387372</text:p>
          </table:table-cell>
          <table:table-cell table:style-name="Default" office:value-type="float" office:value="0.105784428" calcext:value-type="float">
            <text:p>0.105784428</text:p>
          </table:table-cell>
          <table:table-cell table:style-name="Default" office:value-type="float" office:value="0.117212638" calcext:value-type="float">
            <text:p>0.117212638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float" office:value="0.06119499" calcext:value-type="float">
            <text:p>0.06119499</text:p>
          </table:table-cell>
          <table:table-cell table:style-name="Default" office:value-type="float" office:value="0.118630015" calcext:value-type="float">
            <text:p>0.118630015</text:p>
          </table:table-cell>
          <table:table-cell table:style-name="Default" office:value-type="float" office:value="0.117455088" calcext:value-type="float">
            <text:p>0.117455088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Default" office:value-type="float" office:value="0.06108896" calcext:value-type="float">
            <text:p>0.06108896</text:p>
          </table:table-cell>
          <table:table-cell table:style-name="Default" office:value-type="float" office:value="0.107428402" calcext:value-type="float">
            <text:p>0.107428402</text:p>
          </table:table-cell>
          <table:table-cell table:style-name="Default" office:value-type="float" office:value="0.117933053" calcext:value-type="float">
            <text:p>0.117933053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Default" office:value-type="float" office:value="0.057248727" calcext:value-type="float">
            <text:p>0.057248727</text:p>
          </table:table-cell>
          <table:table-cell table:style-name="Default" office:value-type="float" office:value="0.108539248" calcext:value-type="float">
            <text:p>0.108539248</text:p>
          </table:table-cell>
          <table:table-cell table:style-name="Default" office:value-type="float" office:value="0.122859027" calcext:value-type="float">
            <text:p>0.122859027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Default" office:value-type="float" office:value="0.059174459" calcext:value-type="float">
            <text:p>0.059174459</text:p>
          </table:table-cell>
          <table:table-cell table:style-name="Default" office:value-type="float" office:value="0.113034494" calcext:value-type="float">
            <text:p>0.113034494</text:p>
          </table:table-cell>
          <table:table-cell table:style-name="Default" office:value-type="float" office:value="0.124773528" calcext:value-type="float">
            <text:p>0.124773528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Default" office:value-type="float" office:value="0.062880583" calcext:value-type="float">
            <text:p>0.062880583</text:p>
          </table:table-cell>
          <table:table-cell table:style-name="Default" office:value-type="float" office:value="0.105373187" calcext:value-type="float">
            <text:p>0.105373187</text:p>
          </table:table-cell>
          <table:table-cell table:style-name="Default" office:value-type="float" office:value="0.122142576" calcext:value-type="float">
            <text:p>0.122142576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Default" office:value-type="float" office:value="0.060463345" calcext:value-type="float">
            <text:p>0.060463345</text:p>
          </table:table-cell>
          <table:table-cell table:style-name="Default" office:value-type="float" office:value="0.103536971" calcext:value-type="float">
            <text:p>0.103536971</text:p>
          </table:table-cell>
          <table:table-cell table:style-name="Default" office:value-type="float" office:value="0.119344155" calcext:value-type="float">
            <text:p>0.119344155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Default" office:value-type="float" office:value="0.059253074" calcext:value-type="float">
            <text:p>0.059253074</text:p>
          </table:table-cell>
          <table:table-cell table:style-name="Default" office:value-type="float" office:value="0.122162725" calcext:value-type="float">
            <text:p>0.122162725</text:p>
          </table:table-cell>
          <table:table-cell table:style-name="Default" office:value-type="float" office:value="0.114734621" calcext:value-type="float">
            <text:p>0.114734621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Default" office:value-type="float" office:value="0.062622278" calcext:value-type="float">
            <text:p>0.062622278</text:p>
          </table:table-cell>
          <table:table-cell table:style-name="Default" office:value-type="float" office:value="0.107955253" calcext:value-type="float">
            <text:p>0.107955253</text:p>
          </table:table-cell>
          <table:table-cell table:style-name="Default" office:value-type="float" office:value="0.120355907" calcext:value-type="float">
            <text:p>0.120355907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Default" office:value-type="float" office:value="0.062010536" calcext:value-type="float">
            <text:p>0.062010536</text:p>
          </table:table-cell>
          <table:table-cell table:style-name="Default" office:value-type="float" office:value="0.1076365" calcext:value-type="float">
            <text:p>0.1076365</text:p>
          </table:table-cell>
          <table:table-cell table:style-name="Default" office:value-type="float" office:value="0.125126964" calcext:value-type="float">
            <text:p>0.125126964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Default" office:value-type="float" office:value="0.061132891" calcext:value-type="float">
            <text:p>0.061132891</text:p>
          </table:table-cell>
          <table:table-cell table:style-name="Default" office:value-type="float" office:value="0.1088253" calcext:value-type="float">
            <text:p>0.1088253</text:p>
          </table:table-cell>
          <table:table-cell table:style-name="Default" office:value-type="float" office:value="0.118344954" calcext:value-type="float">
            <text:p>0.118344954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Default" office:value-type="float" office:value="0.071106398" calcext:value-type="float">
            <text:p>0.071106398</text:p>
          </table:table-cell>
          <table:table-cell table:style-name="Default" office:value-type="float" office:value="0.110028635" calcext:value-type="float">
            <text:p>0.110028635</text:p>
          </table:table-cell>
          <table:table-cell table:style-name="Default" office:value-type="float" office:value="0.11788747" calcext:value-type="float">
            <text:p>0.11788747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6" table:formula="of:=AVERAGE([.D2:.D21])" office:value-type="float" office:value="0.0620647904" calcext:value-type="float">
            <text:p>0.0620647904</text:p>
          </table:table-cell>
          <table:table-cell table:style-name="ce6" table:formula="of:=AVERAGE([.E2:.E21])" office:value-type="float" office:value="0.1094138211" calcext:value-type="float">
            <text:p>0.1094138211</text:p>
          </table:table-cell>
          <table:table-cell table:style-name="ce6" table:formula="of:=AVERAGE([.F2:.F21])" office:value-type="float" office:value="0.120516357" calcext:value-type="float">
            <text:p>0.120516357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table:number-columns-repeated="3"/>
          <table:table-cell table:style-name="Default"/>
          <table:table-cell table:style-name="ce1" table:number-columns-repeated="2"/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0.216091188" calcext:value-type="float">
            <text:p>0.216091188</text:p>
          </table:table-cell>
          <table:table-cell table:style-name="Default" office:value-type="float" office:value="0.228286717" calcext:value-type="float">
            <text:p>0.228286717</text:p>
          </table:table-cell>
          <table:table-cell table:style-name="Default" office:value-type="float" office:value="0.19752522" calcext:value-type="float">
            <text:p>0.19752522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Default" office:value-type="float" office:value="0.215570283" calcext:value-type="float">
            <text:p>0.215570283</text:p>
          </table:table-cell>
          <table:table-cell table:style-name="Default" office:value-type="float" office:value="0.198098316" calcext:value-type="float">
            <text:p>0.198098316</text:p>
          </table:table-cell>
          <table:table-cell table:style-name="Default" office:value-type="float" office:value="0.203920763" calcext:value-type="float">
            <text:p>0.203920763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Default" office:value-type="float" office:value="0.247276477" calcext:value-type="float">
            <text:p>0.247276477</text:p>
          </table:table-cell>
          <table:table-cell table:style-name="Default" office:value-type="float" office:value="0.209223296" calcext:value-type="float">
            <text:p>0.209223296</text:p>
          </table:table-cell>
          <table:table-cell table:style-name="Default" office:value-type="float" office:value="0.209204468" calcext:value-type="float">
            <text:p>0.209204468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0.253806788" calcext:value-type="float">
            <text:p>0.253806788</text:p>
          </table:table-cell>
          <table:table-cell table:style-name="Default" office:value-type="float" office:value="0.195673149" calcext:value-type="float">
            <text:p>0.195673149</text:p>
          </table:table-cell>
          <table:table-cell table:style-name="Default" office:value-type="float" office:value="0.210697488" calcext:value-type="float">
            <text:p>0.210697488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Default" office:value-type="float" office:value="0.2081653" calcext:value-type="float">
            <text:p>0.2081653</text:p>
          </table:table-cell>
          <table:table-cell table:style-name="Default" office:value-type="float" office:value="0.23562927" calcext:value-type="float">
            <text:p>0.23562927</text:p>
          </table:table-cell>
          <table:table-cell table:style-name="Default" office:value-type="float" office:value="0.205101636" calcext:value-type="float">
            <text:p>0.205101636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0.212680694" calcext:value-type="float">
            <text:p>0.212680694</text:p>
          </table:table-cell>
          <table:table-cell table:style-name="Default" office:value-type="float" office:value="0.199213126" calcext:value-type="float">
            <text:p>0.199213126</text:p>
          </table:table-cell>
          <table:table-cell table:style-name="Default" office:value-type="float" office:value="0.201229363" calcext:value-type="float">
            <text:p>0.201229363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Default" office:value-type="float" office:value="0.213402101" calcext:value-type="float">
            <text:p>0.213402101</text:p>
          </table:table-cell>
          <table:table-cell table:style-name="Default" office:value-type="float" office:value="0.20122639" calcext:value-type="float">
            <text:p>0.20122639</text:p>
          </table:table-cell>
          <table:table-cell table:style-name="Default" office:value-type="float" office:value="0.210466929" calcext:value-type="float">
            <text:p>0.210466929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0.239957377" calcext:value-type="float">
            <text:p>0.239957377</text:p>
          </table:table-cell>
          <table:table-cell table:style-name="Default" office:value-type="float" office:value="0.190650722" calcext:value-type="float">
            <text:p>0.190650722</text:p>
          </table:table-cell>
          <table:table-cell table:style-name="Default" office:value-type="float" office:value="0.195042579" calcext:value-type="float">
            <text:p>0.195042579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Default" office:value-type="float" office:value="0.212746757" calcext:value-type="float">
            <text:p>0.212746757</text:p>
          </table:table-cell>
          <table:table-cell table:style-name="Default" office:value-type="float" office:value="0.238547596" calcext:value-type="float">
            <text:p>0.238547596</text:p>
          </table:table-cell>
          <table:table-cell table:style-name="Default" office:value-type="float" office:value="0.216225956" calcext:value-type="float">
            <text:p>0.216225956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float" office:value="0.21930118" calcext:value-type="float">
            <text:p>0.21930118</text:p>
          </table:table-cell>
          <table:table-cell table:style-name="Default" office:value-type="float" office:value="0.203685579" calcext:value-type="float">
            <text:p>0.203685579</text:p>
          </table:table-cell>
          <table:table-cell table:style-name="Default" office:value-type="float" office:value="0.23890004" calcext:value-type="float">
            <text:p>0.23890004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Default" office:value-type="float" office:value="0.239661745" calcext:value-type="float">
            <text:p>0.239661745</text:p>
          </table:table-cell>
          <table:table-cell table:style-name="Default" office:value-type="float" office:value="0.19938522" calcext:value-type="float">
            <text:p>0.19938522</text:p>
          </table:table-cell>
          <table:table-cell table:style-name="Default" office:value-type="float" office:value="0.221852528" calcext:value-type="float">
            <text:p>0.221852528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Default" office:value-type="float" office:value="0.21488389" calcext:value-type="float">
            <text:p>0.21488389</text:p>
          </table:table-cell>
          <table:table-cell table:style-name="Default" office:value-type="float" office:value="0.202006262" calcext:value-type="float">
            <text:p>0.202006262</text:p>
          </table:table-cell>
          <table:table-cell table:style-name="Default" office:value-type="float" office:value="0.203621829" calcext:value-type="float">
            <text:p>0.203621829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Default" office:value-type="float" office:value="0.215887384" calcext:value-type="float">
            <text:p>0.215887384</text:p>
          </table:table-cell>
          <table:table-cell table:style-name="Default" office:value-type="float" office:value="0.171906386" calcext:value-type="float">
            <text:p>0.171906386</text:p>
          </table:table-cell>
          <table:table-cell table:style-name="Default" office:value-type="float" office:value="0.232667673" calcext:value-type="float">
            <text:p>0.232667673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Default" office:value-type="float" office:value="0.241836204" calcext:value-type="float">
            <text:p>0.241836204</text:p>
          </table:table-cell>
          <table:table-cell table:style-name="Default" office:value-type="float" office:value="0.198973318" calcext:value-type="float">
            <text:p>0.198973318</text:p>
          </table:table-cell>
          <table:table-cell table:style-name="Default" office:value-type="float" office:value="0.19926036" calcext:value-type="float">
            <text:p>0.19926036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Default" office:value-type="float" office:value="0.160701799" calcext:value-type="float">
            <text:p>0.160701799</text:p>
          </table:table-cell>
          <table:table-cell table:style-name="Default" office:value-type="float" office:value="0.203335116" calcext:value-type="float">
            <text:p>0.203335116</text:p>
          </table:table-cell>
          <table:table-cell table:style-name="Default" office:value-type="float" office:value="0.239942182" calcext:value-type="float">
            <text:p>0.239942182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Default" office:value-type="float" office:value="0.231386385" calcext:value-type="float">
            <text:p>0.231386385</text:p>
          </table:table-cell>
          <table:table-cell table:style-name="Default" office:value-type="float" office:value="0.202814541" calcext:value-type="float">
            <text:p>0.202814541</text:p>
          </table:table-cell>
          <table:table-cell table:style-name="Default" office:value-type="float" office:value="0.231152192" calcext:value-type="float">
            <text:p>0.231152192</text:p>
          </table:table-cell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Default" office:value-type="float" office:value="0.21647237" calcext:value-type="float">
            <text:p>0.21647237</text:p>
          </table:table-cell>
          <table:table-cell table:style-name="Default" office:value-type="float" office:value="0.221965495" calcext:value-type="float">
            <text:p>0.221965495</text:p>
          </table:table-cell>
          <table:table-cell table:style-name="Default" office:value-type="float" office:value="0.219740168" calcext:value-type="float">
            <text:p>0.219740168</text:p>
          </table:table-cell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Default" office:value-type="float" office:value="0.212638084" calcext:value-type="float">
            <text:p>0.212638084</text:p>
          </table:table-cell>
          <table:table-cell table:style-name="Default" office:value-type="float" office:value="0.196618838" calcext:value-type="float">
            <text:p>0.196618838</text:p>
          </table:table-cell>
          <table:table-cell table:style-name="Default" office:value-type="float" office:value="0.214006575" calcext:value-type="float">
            <text:p>0.214006575</text:p>
          </table:table-cell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Default" office:value-type="float" office:value="0.205556809" calcext:value-type="float">
            <text:p>0.205556809</text:p>
          </table:table-cell>
          <table:table-cell table:style-name="Default" office:value-type="float" office:value="0.194813011" calcext:value-type="float">
            <text:p>0.194813011</text:p>
          </table:table-cell>
          <table:table-cell table:style-name="Default" office:value-type="float" office:value="0.200169716" calcext:value-type="float">
            <text:p>0.200169716</text:p>
          </table:table-cell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Default" office:value-type="float" office:value="0.209002646" calcext:value-type="float">
            <text:p>0.209002646</text:p>
          </table:table-cell>
          <table:table-cell table:style-name="Default" office:value-type="float" office:value="0.20106784" calcext:value-type="float">
            <text:p>0.20106784</text:p>
          </table:table-cell>
          <table:table-cell table:style-name="Default" office:value-type="float" office:value="0.204788499" calcext:value-type="float">
            <text:p>0.204788499</text:p>
          </table:table-cell>
          <table:table-cell table:number-columns-repeated="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6" table:formula="of:=AVERAGE([.D24:.D43])" office:value-type="float" office:value="0.21935127305" calcext:value-type="float">
            <text:p>0.2193512731</text:p>
          </table:table-cell>
          <table:table-cell table:style-name="ce6" table:formula="of:=AVERAGE([.E24:.E43])" office:value-type="float" office:value="0.2046560094" calcext:value-type="float">
            <text:p>0.2046560094</text:p>
          </table:table-cell>
          <table:table-cell table:style-name="ce6" table:formula="of:=AVERAGE([.F24:.F43])" office:value-type="float" office:value="0.2127758082" calcext:value-type="float">
            <text:p>0.2127758082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738546504" calcext:value-type="float">
            <text:p>1.738546504</text:p>
          </table:table-cell>
          <table:table-cell office:value-type="float" office:value="0.933805567" calcext:value-type="float">
            <text:p>0.933805567</text:p>
          </table:table-cell>
          <table:table-cell office:value-type="float" office:value="0.831158794" calcext:value-type="float">
            <text:p>0.83115879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025791257" calcext:value-type="float">
            <text:p>2.025791257</text:p>
          </table:table-cell>
          <table:table-cell office:value-type="float" office:value="0.859920197" calcext:value-type="float">
            <text:p>0.859920197</text:p>
          </table:table-cell>
          <table:table-cell office:value-type="float" office:value="0.83213651" calcext:value-type="float">
            <text:p>0.8321365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00295264" calcext:value-type="float">
            <text:p>2.00295264</text:p>
          </table:table-cell>
          <table:table-cell office:value-type="float" office:value="1.231832295" calcext:value-type="float">
            <text:p>1.231832295</text:p>
          </table:table-cell>
          <table:table-cell office:value-type="float" office:value="0.865872712" calcext:value-type="float">
            <text:p>0.8658727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112045081" calcext:value-type="float">
            <text:p>2.112045081</text:p>
          </table:table-cell>
          <table:table-cell office:value-type="float" office:value="0.877452386" calcext:value-type="float">
            <text:p>0.877452386</text:p>
          </table:table-cell>
          <table:table-cell office:value-type="float" office:value="1.207531396" calcext:value-type="float">
            <text:p>1.20753139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949858627" calcext:value-type="float">
            <text:p>1.949858627</text:p>
          </table:table-cell>
          <table:table-cell office:value-type="float" office:value="1.179137958" calcext:value-type="float">
            <text:p>1.179137958</text:p>
          </table:table-cell>
          <table:table-cell office:value-type="float" office:value="1.03253123" calcext:value-type="float">
            <text:p>1.0325312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869282171" calcext:value-type="float">
            <text:p>1.869282171</text:p>
          </table:table-cell>
          <table:table-cell office:value-type="float" office:value="1.248633508" calcext:value-type="float">
            <text:p>1.248633508</text:p>
          </table:table-cell>
          <table:table-cell office:value-type="float" office:value="1.117741935" calcext:value-type="float">
            <text:p>1.11774193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645325785" calcext:value-type="float">
            <text:p>1.645325785</text:p>
          </table:table-cell>
          <table:table-cell office:value-type="float" office:value="0.939841319" calcext:value-type="float">
            <text:p>0.939841319</text:p>
          </table:table-cell>
          <table:table-cell office:value-type="float" office:value="1.192910559" calcext:value-type="float">
            <text:p>1.192910559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68041989" calcext:value-type="float">
            <text:p>1.68041989</text:p>
          </table:table-cell>
          <table:table-cell office:value-type="float" office:value="0.822880567" calcext:value-type="float">
            <text:p>0.822880567</text:p>
          </table:table-cell>
          <table:table-cell office:value-type="float" office:value="1.057804893" calcext:value-type="float">
            <text:p>1.05780489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.080601561" calcext:value-type="float">
            <text:p>2.080601561</text:p>
          </table:table-cell>
          <table:table-cell office:value-type="float" office:value="1.101868233" calcext:value-type="float">
            <text:p>1.101868233</text:p>
          </table:table-cell>
          <table:table-cell office:value-type="float" office:value="0.826300595" calcext:value-type="float">
            <text:p>0.82630059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913182337" calcext:value-type="float">
            <text:p>1.913182337</text:p>
          </table:table-cell>
          <table:table-cell office:value-type="float" office:value="1.148216327" calcext:value-type="float">
            <text:p>1.148216327</text:p>
          </table:table-cell>
          <table:table-cell office:value-type="float" office:value="1.107156164" calcext:value-type="float">
            <text:p>1.10715616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.921799792" calcext:value-type="float">
            <text:p>1.921799792</text:p>
          </table:table-cell>
          <table:table-cell office:value-type="float" office:value="0.916271065" calcext:value-type="float">
            <text:p>0.916271065</text:p>
          </table:table-cell>
          <table:table-cell office:value-type="float" office:value="1.047043066" calcext:value-type="float">
            <text:p>1.04704306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.059052473" calcext:value-type="float">
            <text:p>2.059052473</text:p>
          </table:table-cell>
          <table:table-cell office:value-type="float" office:value="0.918101974" calcext:value-type="float">
            <text:p>0.918101974</text:p>
          </table:table-cell>
          <table:table-cell office:value-type="float" office:value="1.017257041" calcext:value-type="float">
            <text:p>1.01725704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.451605637" calcext:value-type="float">
            <text:p>2.451605637</text:p>
          </table:table-cell>
          <table:table-cell office:value-type="float" office:value="1.129148858" calcext:value-type="float">
            <text:p>1.129148858</text:p>
          </table:table-cell>
          <table:table-cell office:value-type="float" office:value="1.000289352" calcext:value-type="float">
            <text:p>1.00028935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.02318247" calcext:value-type="float">
            <text:p>2.02318247</text:p>
          </table:table-cell>
          <table:table-cell office:value-type="float" office:value="0.901618188" calcext:value-type="float">
            <text:p>0.901618188</text:p>
          </table:table-cell>
          <table:table-cell office:value-type="float" office:value="1.063013879" calcext:value-type="float">
            <text:p>1.063013879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.021453959" calcext:value-type="float">
            <text:p>2.021453959</text:p>
          </table:table-cell>
          <table:table-cell office:value-type="float" office:value="0.891034398" calcext:value-type="float">
            <text:p>0.891034398</text:p>
          </table:table-cell>
          <table:table-cell office:value-type="float" office:value="1.086655481" calcext:value-type="float">
            <text:p>1.08665548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910052982" calcext:value-type="float">
            <text:p>1.910052982</text:p>
          </table:table-cell>
          <table:table-cell office:value-type="float" office:value="1.185697251" calcext:value-type="float">
            <text:p>1.185697251</text:p>
          </table:table-cell>
          <table:table-cell office:value-type="float" office:value="1.021056265" calcext:value-type="float">
            <text:p>1.02105626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.522880897" calcext:value-type="float">
            <text:p>2.522880897</text:p>
          </table:table-cell>
          <table:table-cell office:value-type="float" office:value="1.172269824" calcext:value-type="float">
            <text:p>1.172269824</text:p>
          </table:table-cell>
          <table:table-cell office:value-type="float" office:value="0.832374994" calcext:value-type="float">
            <text:p>0.83237499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.044090756" calcext:value-type="float">
            <text:p>2.044090756</text:p>
          </table:table-cell>
          <table:table-cell office:value-type="float" office:value="0.982965589" calcext:value-type="float">
            <text:p>0.982965589</text:p>
          </table:table-cell>
          <table:table-cell office:value-type="float" office:value="0.834077741" calcext:value-type="float">
            <text:p>0.83407774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.808611839" calcext:value-type="float">
            <text:p>1.808611839</text:p>
          </table:table-cell>
          <table:table-cell office:value-type="float" office:value="1.215191283" calcext:value-type="float">
            <text:p>1.215191283</text:p>
          </table:table-cell>
          <table:table-cell office:value-type="float" office:value="1.271696736" calcext:value-type="float">
            <text:p>1.27169673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.759184928" calcext:value-type="float">
            <text:p>1.759184928</text:p>
          </table:table-cell>
          <table:table-cell office:value-type="float" office:value="1.087404623" calcext:value-type="float">
            <text:p>1.087404623</text:p>
          </table:table-cell>
          <table:table-cell office:value-type="float" office:value="1.328536133" calcext:value-type="float">
            <text:p>1.328536133</text:p>
          </table:table-cell>
          <table:table-cell table:number-columns-repeated="6"/>
        </table:table-row>
        <table:table-row table:style-name="ro1">
          <table:table-cell table:style-name="ce5" table:formula="of:=[.A65]" office:value-type="float" office:value="13" calcext:value-type="float">
            <text:p>13</text:p>
          </table:table-cell>
          <table:table-cell table:style-name="ce5" table:formula="of:=[.B65]" office:value-type="float" office:value="4" calcext:value-type="float">
            <text:p>4</text:p>
          </table:table-cell>
          <table:table-cell table:style-name="ce5"/>
          <table:table-cell table:style-name="ce8" table:formula="of:=AVERAGE([.D46:.D65])" office:value-type="float" office:value="1.9769960793" calcext:value-type="float">
            <text:p>1.9769960793</text:p>
          </table:table-cell>
          <table:table-cell table:style-name="ce8" table:formula="of:=AVERAGE([.E46:.E65])" office:value-type="float" office:value="1.0371645705" calcext:value-type="float">
            <text:p>1.0371645705</text:p>
          </table:table-cell>
          <table:table-cell table:style-name="ce8" table:formula="of:=AVERAGE([.F46:.F65])" office:value-type="float" office:value="1.0286572738" calcext:value-type="float">
            <text:p>1.0286572738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76400349" calcext:value-type="float">
            <text:p>3.676400349</text:p>
          </table:table-cell>
          <table:table-cell office:value-type="float" office:value="2.490461641" calcext:value-type="float">
            <text:p>2.490461641</text:p>
          </table:table-cell>
          <table:table-cell office:value-type="float" office:value="2.319785893" calcext:value-type="float">
            <text:p>2.31978589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900501741" calcext:value-type="float">
            <text:p>3.900501741</text:p>
          </table:table-cell>
          <table:table-cell office:value-type="float" office:value="2.791574786" calcext:value-type="float">
            <text:p>2.791574786</text:p>
          </table:table-cell>
          <table:table-cell office:value-type="float" office:value="2.448370911" calcext:value-type="float">
            <text:p>2.44837091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670988882" calcext:value-type="float">
            <text:p>3.670988882</text:p>
          </table:table-cell>
          <table:table-cell office:value-type="float" office:value="2.708594333" calcext:value-type="float">
            <text:p>2.708594333</text:p>
          </table:table-cell>
          <table:table-cell office:value-type="float" office:value="2.39897703" calcext:value-type="float">
            <text:p>2.3989770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19531555" calcext:value-type="float">
            <text:p>3.519531555</text:p>
          </table:table-cell>
          <table:table-cell office:value-type="float" office:value="2.71740502" calcext:value-type="float">
            <text:p>2.71740502</text:p>
          </table:table-cell>
          <table:table-cell office:value-type="float" office:value="2.394737833" calcext:value-type="float">
            <text:p>2.39473783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903647282" calcext:value-type="float">
            <text:p>3.903647282</text:p>
          </table:table-cell>
          <table:table-cell office:value-type="float" office:value="2.648697588" calcext:value-type="float">
            <text:p>2.648697588</text:p>
          </table:table-cell>
          <table:table-cell office:value-type="float" office:value="2.086840784" calcext:value-type="float">
            <text:p>2.08684078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403065276" calcext:value-type="float">
            <text:p>3.403065276</text:p>
          </table:table-cell>
          <table:table-cell office:value-type="float" office:value="2.453190133" calcext:value-type="float">
            <text:p>2.453190133</text:p>
          </table:table-cell>
          <table:table-cell office:value-type="float" office:value="2.116806497" calcext:value-type="float">
            <text:p>2.11680649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.478434728" calcext:value-type="float">
            <text:p>3.478434728</text:p>
          </table:table-cell>
          <table:table-cell office:value-type="float" office:value="2.369169535" calcext:value-type="float">
            <text:p>2.369169535</text:p>
          </table:table-cell>
          <table:table-cell office:value-type="float" office:value="2.410037127" calcext:value-type="float">
            <text:p>2.41003712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.497862565" calcext:value-type="float">
            <text:p>3.497862565</text:p>
          </table:table-cell>
          <table:table-cell office:value-type="float" office:value="2.449320882" calcext:value-type="float">
            <text:p>2.449320882</text:p>
          </table:table-cell>
          <table:table-cell office:value-type="float" office:value="2.289017526" calcext:value-type="float">
            <text:p>2.28901752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.459627543" calcext:value-type="float">
            <text:p>3.459627543</text:p>
          </table:table-cell>
          <table:table-cell office:value-type="float" office:value="2.632004057" calcext:value-type="float">
            <text:p>2.632004057</text:p>
          </table:table-cell>
          <table:table-cell office:value-type="float" office:value="2.215911689" calcext:value-type="float">
            <text:p>2.21591168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.639772945" calcext:value-type="float">
            <text:p>3.639772945</text:p>
          </table:table-cell>
          <table:table-cell office:value-type="float" office:value="2.512406771" calcext:value-type="float">
            <text:p>2.512406771</text:p>
          </table:table-cell>
          <table:table-cell office:value-type="float" office:value="2.033155517" calcext:value-type="float">
            <text:p>2.03315551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.472215322" calcext:value-type="float">
            <text:p>3.472215322</text:p>
          </table:table-cell>
          <table:table-cell office:value-type="float" office:value="2.384128279" calcext:value-type="float">
            <text:p>2.384128279</text:p>
          </table:table-cell>
          <table:table-cell office:value-type="float" office:value="2.223656794" calcext:value-type="float">
            <text:p>2.22365679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.438783997" calcext:value-type="float">
            <text:p>3.438783997</text:p>
          </table:table-cell>
          <table:table-cell office:value-type="float" office:value="2.51025315" calcext:value-type="float">
            <text:p>2.51025315</text:p>
          </table:table-cell>
          <table:table-cell office:value-type="float" office:value="2.096862717" calcext:value-type="float">
            <text:p>2.09686271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.392878519" calcext:value-type="float">
            <text:p>3.392878519</text:p>
          </table:table-cell>
          <table:table-cell office:value-type="float" office:value="2.544266811" calcext:value-type="float">
            <text:p>2.544266811</text:p>
          </table:table-cell>
          <table:table-cell office:value-type="float" office:value="2.228028777" calcext:value-type="float">
            <text:p>2.22802877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.192887767" calcext:value-type="float">
            <text:p>3.192887767</text:p>
          </table:table-cell>
          <table:table-cell office:value-type="float" office:value="2.522315406" calcext:value-type="float">
            <text:p>2.522315406</text:p>
          </table:table-cell>
          <table:table-cell office:value-type="float" office:value="2.173422605" calcext:value-type="float">
            <text:p>2.17342260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.030189995" calcext:value-type="float">
            <text:p>3.030189995</text:p>
          </table:table-cell>
          <table:table-cell office:value-type="float" office:value="2.535316734" calcext:value-type="float">
            <text:p>2.535316734</text:p>
          </table:table-cell>
          <table:table-cell office:value-type="float" office:value="2.230773652" calcext:value-type="float">
            <text:p>2.23077365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.450144346" calcext:value-type="float">
            <text:p>3.450144346</text:p>
          </table:table-cell>
          <table:table-cell office:value-type="float" office:value="2.326798042" calcext:value-type="float">
            <text:p>2.326798042</text:p>
          </table:table-cell>
          <table:table-cell office:value-type="float" office:value="2.153733163" calcext:value-type="float">
            <text:p>2.15373316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.700315776" calcext:value-type="float">
            <text:p>3.700315776</text:p>
          </table:table-cell>
          <table:table-cell office:value-type="float" office:value="2.415499792" calcext:value-type="float">
            <text:p>2.415499792</text:p>
          </table:table-cell>
          <table:table-cell office:value-type="float" office:value="2.113425115" calcext:value-type="float">
            <text:p>2.11342511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.630808665" calcext:value-type="float">
            <text:p>3.630808665</text:p>
          </table:table-cell>
          <table:table-cell office:value-type="float" office:value="2.594119493" calcext:value-type="float">
            <text:p>2.594119493</text:p>
          </table:table-cell>
          <table:table-cell office:value-type="float" office:value="2.19160088" calcext:value-type="float">
            <text:p>2.1916008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.364036519" calcext:value-type="float">
            <text:p>3.364036519</text:p>
          </table:table-cell>
          <table:table-cell office:value-type="float" office:value="2.731214615" calcext:value-type="float">
            <text:p>2.731214615</text:p>
          </table:table-cell>
          <table:table-cell office:value-type="float" office:value="2.425934942" calcext:value-type="float">
            <text:p>2.42593494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.810077094" calcext:value-type="float">
            <text:p>3.810077094</text:p>
          </table:table-cell>
          <table:table-cell office:value-type="float" office:value="2.701878473" calcext:value-type="float">
            <text:p>2.701878473</text:p>
          </table:table-cell>
          <table:table-cell office:value-type="float" office:value="2.217805686" calcext:value-type="float">
            <text:p>2.217805686</text:p>
          </table:table-cell>
          <table:table-cell table:number-columns-repeated="6"/>
        </table:table-row>
        <table:table-row table:style-name="ro1">
          <table:table-cell table:style-name="ce5" table:formula="of:=[.A87]" office:value-type="float" office:value="14" calcext:value-type="float">
            <text:p>14</text:p>
          </table:table-cell>
          <table:table-cell table:style-name="ce5" table:formula="of:=[.B87]" office:value-type="float" office:value="4" calcext:value-type="float">
            <text:p>4</text:p>
          </table:table-cell>
          <table:table-cell table:style-name="ce5"/>
          <table:table-cell table:style-name="ce8" table:formula="of:=AVERAGE([.D68:.D87])" office:value-type="float" office:value="3.5316085433" calcext:value-type="float">
            <text:p>3.5316085433</text:p>
          </table:table-cell>
          <table:table-cell table:style-name="ce8" table:formula="of:=AVERAGE([.E68:.E87])" office:value-type="float" office:value="2.55193077705" calcext:value-type="float">
            <text:p>2.5519307771</text:p>
          </table:table-cell>
          <table:table-cell table:style-name="ce8" table:formula="of:=AVERAGE([.F68:.F87])" office:value-type="float" office:value="2.2384442569" calcext:value-type="float">
            <text:p>2.2384442569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.562451692" calcext:value-type="float">
            <text:p>25.562451692</text:p>
          </table:table-cell>
          <table:table-cell office:value-type="float" office:value="16.788585811" calcext:value-type="float">
            <text:p>16.788585811</text:p>
          </table:table-cell>
          <table:table-cell office:value-type="float" office:value="15.113437997" calcext:value-type="float">
            <text:p>15.11343799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.880194288" calcext:value-type="float">
            <text:p>24.880194288</text:p>
          </table:table-cell>
          <table:table-cell office:value-type="float" office:value="15.35487075" calcext:value-type="float">
            <text:p>15.35487075</text:p>
          </table:table-cell>
          <table:table-cell office:value-type="float" office:value="13.639182351" calcext:value-type="float">
            <text:p>13.63918235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.79091912" calcext:value-type="float">
            <text:p>23.79091912</text:p>
          </table:table-cell>
          <table:table-cell office:value-type="float" office:value="15.065418866" calcext:value-type="float">
            <text:p>15.065418866</text:p>
          </table:table-cell>
          <table:table-cell office:value-type="float" office:value="13.770581279" calcext:value-type="float">
            <text:p>13.77058127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.376900768" calcext:value-type="float">
            <text:p>25.376900768</text:p>
          </table:table-cell>
          <table:table-cell office:value-type="float" office:value="14.55165188" calcext:value-type="float">
            <text:p>14.55165188</text:p>
          </table:table-cell>
          <table:table-cell office:value-type="float" office:value="13.273581154" calcext:value-type="float">
            <text:p>13.27358115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.564677981" calcext:value-type="float">
            <text:p>24.564677981</text:p>
          </table:table-cell>
          <table:table-cell office:value-type="float" office:value="16.223608899" calcext:value-type="float">
            <text:p>16.223608899</text:p>
          </table:table-cell>
          <table:table-cell office:value-type="float" office:value="14.482150714" calcext:value-type="float">
            <text:p>14.4821507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.829037873" calcext:value-type="float">
            <text:p>25.829037873</text:p>
          </table:table-cell>
          <table:table-cell office:value-type="float" office:value="16.800100414" calcext:value-type="float">
            <text:p>16.800100414</text:p>
          </table:table-cell>
          <table:table-cell office:value-type="float" office:value="14.129945235" calcext:value-type="float">
            <text:p>14.12994523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4.347235306" calcext:value-type="float">
            <text:p>24.347235306</text:p>
          </table:table-cell>
          <table:table-cell office:value-type="float" office:value="14.944112226" calcext:value-type="float">
            <text:p>14.944112226</text:p>
          </table:table-cell>
          <table:table-cell office:value-type="float" office:value="13.384721185" calcext:value-type="float">
            <text:p>13.38472118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.745955025" calcext:value-type="float">
            <text:p>25.745955025</text:p>
          </table:table-cell>
          <table:table-cell office:value-type="float" office:value="14.465933159" calcext:value-type="float">
            <text:p>14.465933159</text:p>
          </table:table-cell>
          <table:table-cell office:value-type="float" office:value="13.04573702" calcext:value-type="float">
            <text:p>13.0457370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.057104636" calcext:value-type="float">
            <text:p>25.057104636</text:p>
          </table:table-cell>
          <table:table-cell office:value-type="float" office:value="15.800574739" calcext:value-type="float">
            <text:p>15.800574739</text:p>
          </table:table-cell>
          <table:table-cell office:value-type="float" office:value="13.793823535" calcext:value-type="float">
            <text:p>13.79382353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.29647196" calcext:value-type="float">
            <text:p>25.29647196</text:p>
          </table:table-cell>
          <table:table-cell office:value-type="float" office:value="16.330811968" calcext:value-type="float">
            <text:p>16.330811968</text:p>
          </table:table-cell>
          <table:table-cell office:value-type="float" office:value="15.605100315" calcext:value-type="float">
            <text:p>15.60510031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.171966269" calcext:value-type="float">
            <text:p>25.171966269</text:p>
          </table:table-cell>
          <table:table-cell office:value-type="float" office:value="15.174056139" calcext:value-type="float">
            <text:p>15.174056139</text:p>
          </table:table-cell>
          <table:table-cell office:value-type="float" office:value="13.583246682" calcext:value-type="float">
            <text:p>13.58324668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.743464489" calcext:value-type="float">
            <text:p>25.743464489</text:p>
          </table:table-cell>
          <table:table-cell office:value-type="float" office:value="14.353083773" calcext:value-type="float">
            <text:p>14.353083773</text:p>
          </table:table-cell>
          <table:table-cell office:value-type="float" office:value="13.432645188" calcext:value-type="float">
            <text:p>13.43264518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.392744082" calcext:value-type="float">
            <text:p>24.392744082</text:p>
          </table:table-cell>
          <table:table-cell office:value-type="float" office:value="14.895847014" calcext:value-type="float">
            <text:p>14.895847014</text:p>
          </table:table-cell>
          <table:table-cell office:value-type="float" office:value="13.172055783" calcext:value-type="float">
            <text:p>13.17205578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.280646152" calcext:value-type="float">
            <text:p>24.280646152</text:p>
          </table:table-cell>
          <table:table-cell office:value-type="float" office:value="15.040639018" calcext:value-type="float">
            <text:p>15.040639018</text:p>
          </table:table-cell>
          <table:table-cell office:value-type="float" office:value="15.359978992" calcext:value-type="float">
            <text:p>15.35997899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.166727553" calcext:value-type="float">
            <text:p>25.166727553</text:p>
          </table:table-cell>
          <table:table-cell office:value-type="float" office:value="16.492255885" calcext:value-type="float">
            <text:p>16.492255885</text:p>
          </table:table-cell>
          <table:table-cell office:value-type="float" office:value="15.356354171" calcext:value-type="float">
            <text:p>15.35635417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6.421468491" calcext:value-type="float">
            <text:p>26.421468491</text:p>
          </table:table-cell>
          <table:table-cell office:value-type="float" office:value="14.904579746" calcext:value-type="float">
            <text:p>14.904579746</text:p>
          </table:table-cell>
          <table:table-cell office:value-type="float" office:value="13.114147834" calcext:value-type="float">
            <text:p>13.11414783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.941476023" calcext:value-type="float">
            <text:p>24.941476023</text:p>
          </table:table-cell>
          <table:table-cell office:value-type="float" office:value="15.054466121" calcext:value-type="float">
            <text:p>15.054466121</text:p>
          </table:table-cell>
          <table:table-cell office:value-type="float" office:value="13.222155206" calcext:value-type="float">
            <text:p>13.22215520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.659964128" calcext:value-type="float">
            <text:p>24.659964128</text:p>
          </table:table-cell>
          <table:table-cell office:value-type="float" office:value="15.197104173" calcext:value-type="float">
            <text:p>15.197104173</text:p>
          </table:table-cell>
          <table:table-cell office:value-type="float" office:value="13.722938371" calcext:value-type="float">
            <text:p>13.72293837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.191385848" calcext:value-type="float">
            <text:p>24.191385848</text:p>
          </table:table-cell>
          <table:table-cell office:value-type="float" office:value="15.987947983" calcext:value-type="float">
            <text:p>15.987947983</text:p>
          </table:table-cell>
          <table:table-cell office:value-type="float" office:value="14.940442483" calcext:value-type="float">
            <text:p>14.94044248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.753527379" calcext:value-type="float">
            <text:p>25.753527379</text:p>
          </table:table-cell>
          <table:table-cell office:value-type="float" office:value="16.675186791" calcext:value-type="float">
            <text:p>16.675186791</text:p>
          </table:table-cell>
          <table:table-cell office:value-type="float" office:value="13.56234269" calcext:value-type="float">
            <text:p>13.56234269</text:p>
          </table:table-cell>
          <table:table-cell table:number-columns-repeated="6"/>
        </table:table-row>
        <table:table-row table:style-name="ro1">
          <table:table-cell table:style-name="ce5" table:formula="of:=[.A109]" office:value-type="float" office:value="15" calcext:value-type="float">
            <text:p>15</text:p>
          </table:table-cell>
          <table:table-cell table:style-name="ce5" table:formula="of:=[.B109]" office:value-type="float" office:value="5" calcext:value-type="float">
            <text:p>5</text:p>
          </table:table-cell>
          <table:table-cell table:style-name="ce5"/>
          <table:table-cell table:style-name="ce8" table:formula="of:=AVERAGE([.D90:.D109])" office:value-type="float" office:value="25.05871595315" calcext:value-type="float">
            <text:p>25.0587159532</text:p>
          </table:table-cell>
          <table:table-cell table:style-name="ce8" table:formula="of:=AVERAGE([.E90:.E109])" office:value-type="float" office:value="15.50504176775" calcext:value-type="float">
            <text:p>15.5050417678</text:p>
          </table:table-cell>
          <table:table-cell table:style-name="ce8" table:formula="of:=AVERAGE([.F90:.F109])" office:value-type="float" office:value="13.98522840925" calcext:value-type="float">
            <text:p>13.9852284093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1.10442384" calcext:value-type="float">
            <text:p>41.10442384</text:p>
          </table:table-cell>
          <table:table-cell office:value-type="float" office:value="28.908696069" calcext:value-type="float">
            <text:p>28.908696069</text:p>
          </table:table-cell>
          <table:table-cell office:value-type="float" office:value="26.546842898" calcext:value-type="float">
            <text:p>26.54684289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.010415332" calcext:value-type="float">
            <text:p>43.010415332</text:p>
          </table:table-cell>
          <table:table-cell office:value-type="float" office:value="28.85359212" calcext:value-type="float">
            <text:p>28.85359212</text:p>
          </table:table-cell>
          <table:table-cell office:value-type="float" office:value="25.468173651" calcext:value-type="float">
            <text:p>25.46817365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.801235029" calcext:value-type="float">
            <text:p>39.801235029</text:p>
          </table:table-cell>
          <table:table-cell office:value-type="float" office:value="30.40202513" calcext:value-type="float">
            <text:p>30.40202513</text:p>
          </table:table-cell>
          <table:table-cell office:value-type="float" office:value="27.305132686" calcext:value-type="float">
            <text:p>27.30513268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2.684820939" calcext:value-type="float">
            <text:p>42.684820939</text:p>
          </table:table-cell>
          <table:table-cell office:value-type="float" office:value="28.815500783" calcext:value-type="float">
            <text:p>28.815500783</text:p>
          </table:table-cell>
          <table:table-cell office:value-type="float" office:value="27.525950467" calcext:value-type="float">
            <text:p>27.52595046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3.541861825" calcext:value-type="float">
            <text:p>43.541861825</text:p>
          </table:table-cell>
          <table:table-cell office:value-type="float" office:value="29.306161931" calcext:value-type="float">
            <text:p>29.306161931</text:p>
          </table:table-cell>
          <table:table-cell office:value-type="float" office:value="25.441732013" calcext:value-type="float">
            <text:p>25.44173201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1.312145495" calcext:value-type="float">
            <text:p>41.312145495</text:p>
          </table:table-cell>
          <table:table-cell office:value-type="float" office:value="29.234359496" calcext:value-type="float">
            <text:p>29.234359496</text:p>
          </table:table-cell>
          <table:table-cell office:value-type="float" office:value="26.700162183" calcext:value-type="float">
            <text:p>26.70016218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.562885719" calcext:value-type="float">
            <text:p>40.562885719</text:p>
          </table:table-cell>
          <table:table-cell office:value-type="float" office:value="29.276701261" calcext:value-type="float">
            <text:p>29.276701261</text:p>
          </table:table-cell>
          <table:table-cell office:value-type="float" office:value="26.978308218" calcext:value-type="float">
            <text:p>26.97830821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2.776279786" calcext:value-type="float">
            <text:p>42.776279786</text:p>
          </table:table-cell>
          <table:table-cell office:value-type="float" office:value="28.585626234" calcext:value-type="float">
            <text:p>28.585626234</text:p>
          </table:table-cell>
          <table:table-cell office:value-type="float" office:value="26.82297008" calcext:value-type="float">
            <text:p>26.8229700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2.175258137" calcext:value-type="float">
            <text:p>42.175258137</text:p>
          </table:table-cell>
          <table:table-cell office:value-type="float" office:value="28.93997014" calcext:value-type="float">
            <text:p>28.93997014</text:p>
          </table:table-cell>
          <table:table-cell office:value-type="float" office:value="26.13960746" calcext:value-type="float">
            <text:p>26.1396074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.063210744" calcext:value-type="float">
            <text:p>40.063210744</text:p>
          </table:table-cell>
          <table:table-cell office:value-type="float" office:value="29.074196852" calcext:value-type="float">
            <text:p>29.074196852</text:p>
          </table:table-cell>
          <table:table-cell office:value-type="float" office:value="25.712152431" calcext:value-type="float">
            <text:p>25.71215243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2.207702167" calcext:value-type="float">
            <text:p>42.207702167</text:p>
          </table:table-cell>
          <table:table-cell office:value-type="float" office:value="28.560928633" calcext:value-type="float">
            <text:p>28.560928633</text:p>
          </table:table-cell>
          <table:table-cell office:value-type="float" office:value="27.176445271" calcext:value-type="float">
            <text:p>27.17644527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0.247641587" calcext:value-type="float">
            <text:p>40.247641587</text:p>
          </table:table-cell>
          <table:table-cell office:value-type="float" office:value="28.595525622" calcext:value-type="float">
            <text:p>28.595525622</text:p>
          </table:table-cell>
          <table:table-cell office:value-type="float" office:value="26.41552985" calcext:value-type="float">
            <text:p>26.4155298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3.100467388" calcext:value-type="float">
            <text:p>43.100467388</text:p>
          </table:table-cell>
          <table:table-cell office:value-type="float" office:value="29.084053629" calcext:value-type="float">
            <text:p>29.084053629</text:p>
          </table:table-cell>
          <table:table-cell office:value-type="float" office:value="26.090915487" calcext:value-type="float">
            <text:p>26.09091548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0.884455616" calcext:value-type="float">
            <text:p>40.884455616</text:p>
          </table:table-cell>
          <table:table-cell office:value-type="float" office:value="29.186390902" calcext:value-type="float">
            <text:p>29.186390902</text:p>
          </table:table-cell>
          <table:table-cell office:value-type="float" office:value="26.029359264" calcext:value-type="float">
            <text:p>26.02935926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.804836728" calcext:value-type="float">
            <text:p>40.804836728</text:p>
          </table:table-cell>
          <table:table-cell office:value-type="float" office:value="28.556903807" calcext:value-type="float">
            <text:p>28.556903807</text:p>
          </table:table-cell>
          <table:table-cell office:value-type="float" office:value="26.127469562" calcext:value-type="float">
            <text:p>26.12746956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.671199619" calcext:value-type="float">
            <text:p>40.671199619</text:p>
          </table:table-cell>
          <table:table-cell office:value-type="float" office:value="28.503160736" calcext:value-type="float">
            <text:p>28.503160736</text:p>
          </table:table-cell>
          <table:table-cell office:value-type="float" office:value="25.874921881" calcext:value-type="float">
            <text:p>25.87492188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3.334627708" calcext:value-type="float">
            <text:p>43.334627708</text:p>
          </table:table-cell>
          <table:table-cell office:value-type="float" office:value="29.062309328" calcext:value-type="float">
            <text:p>29.062309328</text:p>
          </table:table-cell>
          <table:table-cell office:value-type="float" office:value="25.94491521" calcext:value-type="float">
            <text:p>25.9449152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1.460502864" calcext:value-type="float">
            <text:p>41.460502864</text:p>
          </table:table-cell>
          <table:table-cell office:value-type="float" office:value="29.893461185" calcext:value-type="float">
            <text:p>29.893461185</text:p>
          </table:table-cell>
          <table:table-cell office:value-type="float" office:value="26.026402001" calcext:value-type="float">
            <text:p>26.02640200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0.815836047" calcext:value-type="float">
            <text:p>40.815836047</text:p>
          </table:table-cell>
          <table:table-cell office:value-type="float" office:value="28.853576926" calcext:value-type="float">
            <text:p>28.853576926</text:p>
          </table:table-cell>
          <table:table-cell office:value-type="float" office:value="26.099322865" calcext:value-type="float">
            <text:p>26.09932286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2.12695626" calcext:value-type="float">
            <text:p>42.12695626</text:p>
          </table:table-cell>
          <table:table-cell office:value-type="float" office:value="28.892147543" calcext:value-type="float">
            <text:p>28.892147543</text:p>
          </table:table-cell>
          <table:table-cell office:value-type="float" office:value="25.862664742" calcext:value-type="float">
            <text:p>25.862664742</text:p>
          </table:table-cell>
          <table:table-cell table:number-columns-repeated="6"/>
        </table:table-row>
        <table:table-row table:style-name="ro1">
          <table:table-cell table:style-name="ce5" table:formula="of:=[.A131]" office:value-type="float" office:value="16" calcext:value-type="float">
            <text:p>16</text:p>
          </table:table-cell>
          <table:table-cell table:style-name="ce5" table:formula="of:=[.B131]" office:value-type="float" office:value="5" calcext:value-type="float">
            <text:p>5</text:p>
          </table:table-cell>
          <table:table-cell table:style-name="ce5"/>
          <table:table-cell table:style-name="ce8" table:formula="of:=AVERAGE([.D112:.D131])" office:value-type="float" office:value="41.6343381415" calcext:value-type="float">
            <text:p>41.6343381415</text:p>
          </table:table-cell>
          <table:table-cell table:style-name="ce8" table:formula="of:=AVERAGE([.E112:.E131])" office:value-type="float" office:value="29.02926441635" calcext:value-type="float">
            <text:p>29.0292644164</text:p>
          </table:table-cell>
          <table:table-cell table:style-name="ce8" table:formula="of:=AVERAGE([.F112:.F131])" office:value-type="float" office:value="26.314448911" calcext:value-type="float">
            <text:p>26.314448911</text:p>
          </table:table-cell>
          <table:table-cell table:number-columns-repeated="6"/>
        </table:table-row>
        <table:table-row table:style-name="ro2">
          <table:table-cell table:style-name="ce2" table:number-columns-repeated="3"/>
          <table:table-cell table:style-name="Default" table:number-columns-repeated="2"/>
          <table:table-cell table:style-name="ce9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9.599368117" calcext:value-type="float">
            <text:p>319.599368117</text:p>
          </table:table-cell>
          <table:table-cell office:value-type="float" office:value="176.951682269" calcext:value-type="float">
            <text:p>176.951682269</text:p>
          </table:table-cell>
          <table:table-cell office:value-type="float" office:value="159.945588712" calcext:value-type="float">
            <text:p>159.94558871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1.014002497" calcext:value-type="float">
            <text:p>311.014002497</text:p>
          </table:table-cell>
          <table:table-cell office:value-type="float" office:value="181.310106822" calcext:value-type="float">
            <text:p>181.310106822</text:p>
          </table:table-cell>
          <table:table-cell office:value-type="float" office:value="157.716098974" calcext:value-type="float">
            <text:p>157.71609897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10.329108559" calcext:value-type="float">
            <text:p>310.329108559</text:p>
          </table:table-cell>
          <table:table-cell office:value-type="float" office:value="177.964029582" calcext:value-type="float">
            <text:p>177.964029582</text:p>
          </table:table-cell>
          <table:table-cell office:value-type="float" office:value="160.408412662" calcext:value-type="float">
            <text:p>160.40841266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7.331215937" calcext:value-type="float">
            <text:p>307.331215937</text:p>
          </table:table-cell>
          <table:table-cell office:value-type="float" office:value="175.204517318" calcext:value-type="float">
            <text:p>175.204517318</text:p>
          </table:table-cell>
          <table:table-cell office:value-type="float" office:value="157.633555522" calcext:value-type="float">
            <text:p>157.63355552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9.015277823" calcext:value-type="float">
            <text:p>319.015277823</text:p>
          </table:table-cell>
          <table:table-cell office:value-type="float" office:value="177.569800426" calcext:value-type="float">
            <text:p>177.569800426</text:p>
          </table:table-cell>
          <table:table-cell office:value-type="float" office:value="157.788031551" calcext:value-type="float">
            <text:p>157.78803155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9.126140395" calcext:value-type="float">
            <text:p>309.126140395</text:p>
          </table:table-cell>
          <table:table-cell office:value-type="float" office:value="178.551224789" calcext:value-type="float">
            <text:p>178.551224789</text:p>
          </table:table-cell>
          <table:table-cell office:value-type="float" office:value="159.063689363" calcext:value-type="float">
            <text:p>159.06368936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10.010249186" calcext:value-type="float">
            <text:p>310.010249186</text:p>
          </table:table-cell>
          <table:table-cell office:value-type="float" office:value="176.847772721" calcext:value-type="float">
            <text:p>176.847772721</text:p>
          </table:table-cell>
          <table:table-cell office:value-type="float" office:value="157.396528773" calcext:value-type="float">
            <text:p>157.39652877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06.046411514" calcext:value-type="float">
            <text:p>306.046411514</text:p>
          </table:table-cell>
          <table:table-cell office:value-type="float" office:value="173.660576523" calcext:value-type="float">
            <text:p>173.660576523</text:p>
          </table:table-cell>
          <table:table-cell office:value-type="float" office:value="158.299565642" calcext:value-type="float">
            <text:p>158.29956564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06.831854756" calcext:value-type="float">
            <text:p>306.831854756</text:p>
          </table:table-cell>
          <table:table-cell office:value-type="float" office:value="173.788908854" calcext:value-type="float">
            <text:p>173.788908854</text:p>
          </table:table-cell>
          <table:table-cell office:value-type="float" office:value="158.109173366" calcext:value-type="float">
            <text:p>158.10917336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12.322737542" calcext:value-type="float">
            <text:p>312.322737542</text:p>
          </table:table-cell>
          <table:table-cell office:value-type="float" office:value="173.320460056" calcext:value-type="float">
            <text:p>173.320460056</text:p>
          </table:table-cell>
          <table:table-cell office:value-type="float" office:value="156.426194235" calcext:value-type="float">
            <text:p>156.42619423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3.265831753" calcext:value-type="float">
            <text:p>303.265831753</text:p>
          </table:table-cell>
          <table:table-cell office:value-type="float" office:value="177.433998467" calcext:value-type="float">
            <text:p>177.433998467</text:p>
          </table:table-cell>
          <table:table-cell office:value-type="float" office:value="156.58637835" calcext:value-type="float">
            <text:p>156.5863783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4.022683041" calcext:value-type="float">
            <text:p>304.022683041</text:p>
          </table:table-cell>
          <table:table-cell office:value-type="float" office:value="174.154601547" calcext:value-type="float">
            <text:p>174.154601547</text:p>
          </table:table-cell>
          <table:table-cell office:value-type="float" office:value="158.547102522" calcext:value-type="float">
            <text:p>158.54710252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4.583046184" calcext:value-type="float">
            <text:p>304.583046184</text:p>
          </table:table-cell>
          <table:table-cell office:value-type="float" office:value="174.135796014" calcext:value-type="float">
            <text:p>174.135796014</text:p>
          </table:table-cell>
          <table:table-cell office:value-type="float" office:value="158.692887437" calcext:value-type="float">
            <text:p>158.69288743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13.278398724" calcext:value-type="float">
            <text:p>313.278398724</text:p>
          </table:table-cell>
          <table:table-cell office:value-type="float" office:value="173.509915242" calcext:value-type="float">
            <text:p>173.509915242</text:p>
          </table:table-cell>
          <table:table-cell office:value-type="float" office:value="155.573350268" calcext:value-type="float">
            <text:p>155.57335026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3.440239673" calcext:value-type="float">
            <text:p>303.440239673</text:p>
          </table:table-cell>
          <table:table-cell office:value-type="float" office:value="177.146149908" calcext:value-type="float">
            <text:p>177.146149908</text:p>
          </table:table-cell>
          <table:table-cell office:value-type="float" office:value="156.280892563" calcext:value-type="float">
            <text:p>156.28089256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03.315621346" calcext:value-type="float">
            <text:p>303.315621346</text:p>
          </table:table-cell>
          <table:table-cell office:value-type="float" office:value="174.143526257" calcext:value-type="float">
            <text:p>174.143526257</text:p>
          </table:table-cell>
          <table:table-cell office:value-type="float" office:value="159.082666988" calcext:value-type="float">
            <text:p>159.08266698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04.146502679" calcext:value-type="float">
            <text:p>304.146502679</text:p>
          </table:table-cell>
          <table:table-cell office:value-type="float" office:value="174.436491316" calcext:value-type="float">
            <text:p>174.436491316</text:p>
          </table:table-cell>
          <table:table-cell office:value-type="float" office:value="156.118391325" calcext:value-type="float">
            <text:p>156.11839132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17.153034557" calcext:value-type="float">
            <text:p>317.153034557</text:p>
          </table:table-cell>
          <table:table-cell office:value-type="float" office:value="174.635998163" calcext:value-type="float">
            <text:p>174.635998163</text:p>
          </table:table-cell>
          <table:table-cell office:value-type="float" office:value="156.880498503" calcext:value-type="float">
            <text:p>156.88049850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02.614294491" calcext:value-type="float">
            <text:p>302.614294491</text:p>
          </table:table-cell>
          <table:table-cell office:value-type="float" office:value="177.411790412" calcext:value-type="float">
            <text:p>177.411790412</text:p>
          </table:table-cell>
          <table:table-cell office:value-type="float" office:value="156.814862624" calcext:value-type="float">
            <text:p>156.81486262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4.776132137" calcext:value-type="float">
            <text:p>304.776132137</text:p>
          </table:table-cell>
          <table:table-cell office:value-type="float" office:value="174.795557993" calcext:value-type="float">
            <text:p>174.795557993</text:p>
          </table:table-cell>
          <table:table-cell office:value-type="float" office:value="158.088565662" calcext:value-type="float">
            <text:p>158.088565662</text:p>
          </table:table-cell>
          <table:table-cell table:number-columns-repeated="6"/>
        </table:table-row>
        <table:table-row table:style-name="ro1">
          <table:table-cell table:style-name="ce5" table:formula="of:=[.A153]" office:value-type="float" office:value="17" calcext:value-type="float">
            <text:p>17</text:p>
          </table:table-cell>
          <table:table-cell table:style-name="ce5" table:formula="of:=[.B153]" office:value-type="float" office:value="6" calcext:value-type="float">
            <text:p>6</text:p>
          </table:table-cell>
          <table:table-cell table:style-name="ce5"/>
          <table:table-cell table:style-name="ce8" table:formula="of:=AVERAGE([.D134:.D153])" office:value-type="float" office:value="308.61110754555" calcext:value-type="float">
            <text:p>308.6111075456</text:p>
          </table:table-cell>
          <table:table-cell table:style-name="ce8" table:formula="of:=AVERAGE([.E134:.E153])" office:value-type="float" office:value="175.84864523395" calcext:value-type="float">
            <text:p>175.848645234</text:p>
          </table:table-cell>
          <table:table-cell table:style-name="ce8" table:formula="of:=AVERAGE([.F134:.F153])" office:value-type="float" office:value="157.7726217521" calcext:value-type="float">
            <text:p>157.7726217521</text:p>
          </table:table-cell>
          <table:table-cell table:number-columns-repeated="6"/>
        </table:table-row>
        <table:table-row table:style-name="ro1" table:number-rows-repeated="10484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MS8" table:style-name="ta1"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Default"/>
        <table:table-column table:style-name="co5" table:default-cell-style-name="Default"/>
        <table:table-column table:style-name="co11" table:default-cell-style-name="ce2"/>
        <table:table-column table:style-name="co12" table:default-cell-style-name="ce2"/>
        <table:table-column table:style-name="co5" table:default-cell-style-name="Default"/>
        <table:table-row table:style-name="ro1"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run</text:p>
          </table:table-cell>
          <table:table-cell table:style-name="ce10" office:value-type="string" calcext:value-type="string">
            <text:p>time(s)</text:p>
          </table:table-cell>
          <table:table-cell table:style-name="ce10"/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ve tim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32" calcext:value-type="float">
            <text:p>0.7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63" calcext:value-type="float">
            <text:p>0.76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.57865" calcext:value-type="float">
            <text:p>1.578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95" calcext:value-type="float">
            <text:p>0.79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.3939" calcext:value-type="float">
            <text:p>5.39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63" calcext:value-type="float">
            <text:p>0.7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.2933" calcext:value-type="float">
            <text:p>1.29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33" calcext:value-type="float">
            <text:p>0.7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6.45365" calcext:value-type="float">
            <text:p>36.453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779" calcext:value-type="float">
            <text:p>0.7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.79155" calcext:value-type="float">
            <text:p>4.791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654" calcext:value-type="float">
            <text:p>0.65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4.3103" calcext:value-type="float">
            <text:p>234.31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685" calcext:value-type="float">
            <text:p>0.68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685" calcext:value-type="float">
            <text:p>0.68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64" calcext:value-type="float">
            <text:p>0.76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795" calcext:value-type="float">
            <text:p>0.79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779" calcext:value-type="float">
            <text:p>0.77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686" calcext:value-type="float">
            <text:p>0.68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795" calcext:value-type="float">
            <text:p>0.79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795" calcext:value-type="float">
            <text:p>0.79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748" calcext:value-type="float">
            <text:p>0.74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764" calcext:value-type="float">
            <text:p>0.76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701" calcext:value-type="float">
            <text:p>0.7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654" calcext:value-type="float">
            <text:p>0.65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table:formula="of:=AVERAGE([.D2:.D21])" office:value-type="float" office:value="0.737" calcext:value-type="float">
            <text:p>0.73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263" calcext:value-type="float">
            <text:p>1.26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903" calcext:value-type="float">
            <text:p>1.90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84" calcext:value-type="float">
            <text:p>1.8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934" calcext:value-type="float">
            <text:p>1.93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387" calcext:value-type="float">
            <text:p>1.38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465" calcext:value-type="float">
            <text:p>1.46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.309" calcext:value-type="float">
            <text:p>1.30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387" calcext:value-type="float">
            <text:p>1.38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.778" calcext:value-type="float">
            <text:p>1.77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357" calcext:value-type="float">
            <text:p>1.35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652" calcext:value-type="float">
            <text:p>1.65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.559" calcext:value-type="float">
            <text:p>1.55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824" calcext:value-type="float">
            <text:p>1.82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.668" calcext:value-type="float">
            <text:p>1.66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.638" calcext:value-type="float">
            <text:p>1.63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.653" calcext:value-type="float">
            <text:p>1.65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.419" calcext:value-type="float">
            <text:p>1.41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.84" calcext:value-type="float">
            <text:p>1.8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.325" calcext:value-type="float">
            <text:p>1.32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.372" calcext:value-type="float">
            <text:p>1.37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table:formula="of:=AVERAGE([.D23:.D42])" office:value-type="float" office:value="1.57865" calcext:value-type="float">
            <text:p>1.5786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.584" calcext:value-type="float">
            <text:p>5.58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083" calcext:value-type="float">
            <text:p>6.08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944" calcext:value-type="float">
            <text:p>4.94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.428" calcext:value-type="float">
            <text:p>5.42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.32" calcext:value-type="float">
            <text:p>5.3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382" calcext:value-type="float">
            <text:p>5.38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32" calcext:value-type="float">
            <text:p>5.3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553" calcext:value-type="float">
            <text:p>5.55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.148" calcext:value-type="float">
            <text:p>5.14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.475" calcext:value-type="float">
            <text:p>5.47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.257" calcext:value-type="float">
            <text:p>5.25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.179" calcext:value-type="float">
            <text:p>5.17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.209" calcext:value-type="float">
            <text:p>5.20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.272" calcext:value-type="float">
            <text:p>5.27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.257" calcext:value-type="float">
            <text:p>5.25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.631" calcext:value-type="float">
            <text:p>5.63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.568" calcext:value-type="float">
            <text:p>5.56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.568" calcext:value-type="float">
            <text:p>5.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table:style-name="ce13" table:formula="of:=AVERAGE([.D44:.D63])" office:value-type="float" office:value="5.3939" calcext:value-type="float">
            <text:p>5.393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372" calcext:value-type="float">
            <text:p>1.37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61" calcext:value-type="float">
            <text:p>1.06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325" calcext:value-type="float">
            <text:p>1.32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16" calcext:value-type="float">
            <text:p>1.21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325" calcext:value-type="float">
            <text:p>1.32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373" calcext:value-type="float">
            <text:p>1.37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201" calcext:value-type="float">
            <text:p>1.2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387" calcext:value-type="float">
            <text:p>1.38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34" calcext:value-type="float">
            <text:p>1.3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.201" calcext:value-type="float">
            <text:p>1.2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216" calcext:value-type="float">
            <text:p>1.21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.279" calcext:value-type="float">
            <text:p>1.27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.418" calcext:value-type="float">
            <text:p>1.41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.325" calcext:value-type="float">
            <text:p>1.32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044" calcext:value-type="float">
            <text:p>1.04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.185" calcext:value-type="float">
            <text:p>1.18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.326" calcext:value-type="float">
            <text:p>1.32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.325" calcext:value-type="float">
            <text:p>1.32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.497" calcext:value-type="float">
            <text:p>1.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table:style-name="ce13" table:formula="of:=AVERAGE([.D65:.D84])" office:value-type="float" office:value="1.2933" calcext:value-type="float">
            <text:p>1.293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.795" calcext:value-type="float">
            <text:p>39.79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8.656" calcext:value-type="float">
            <text:p>38.65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.491" calcext:value-type="float">
            <text:p>34.49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.801" calcext:value-type="float">
            <text:p>36.80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.13" calcext:value-type="float">
            <text:p>35.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7.049" calcext:value-type="float">
            <text:p>37.04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9.218" calcext:value-type="float">
            <text:p>39.21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4.975" calcext:value-type="float">
            <text:p>34.97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6.004" calcext:value-type="float">
            <text:p>36.00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6.457" calcext:value-type="float">
            <text:p>36.45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.381" calcext:value-type="float">
            <text:p>35.38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6.161" calcext:value-type="float">
            <text:p>36.16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7.252" calcext:value-type="float">
            <text:p>37.25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1.074" calcext:value-type="float">
            <text:p>41.07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5.802" calcext:value-type="float">
            <text:p>35.80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5.225" calcext:value-type="float">
            <text:p>35.22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8.563" calcext:value-type="float">
            <text:p>38.56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4.554" calcext:value-type="float">
            <text:p>34.55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3.383" calcext:value-type="float">
            <text:p>33.38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3.102" calcext:value-type="float">
            <text:p>33.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table:style-name="ce13" table:formula="of:=AVERAGE([.D86:.D105])" office:value-type="float" office:value="36.45365" calcext:value-type="float">
            <text:p>36.4536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882" calcext:value-type="float">
            <text:p>4.88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741" calcext:value-type="float">
            <text:p>4.74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648" calcext:value-type="float">
            <text:p>4.64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053" calcext:value-type="float">
            <text:p>5.05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007" calcext:value-type="float">
            <text:p>5.00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633" calcext:value-type="float">
            <text:p>4.63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.68" calcext:value-type="float">
            <text:p>4.6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.882" calcext:value-type="float">
            <text:p>4.88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71" calcext:value-type="float">
            <text:p>4.7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.679" calcext:value-type="float">
            <text:p>4.67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.648" calcext:value-type="float">
            <text:p>4.64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.132" calcext:value-type="float">
            <text:p>5.13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.867" calcext:value-type="float">
            <text:p>4.86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.632" calcext:value-type="float">
            <text:p>4.63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.991" calcext:value-type="float">
            <text:p>4.99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.773" calcext:value-type="float">
            <text:p>4.7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.835" calcext:value-type="float">
            <text:p>4.83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.851" calcext:value-type="float">
            <text:p>4.85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.586" calcext:value-type="float">
            <text:p>4.58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.601" calcext:value-type="float">
            <text:p>4.6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table:style-name="ce13" table:formula="of:=AVERAGE([.D107:.D126])" office:value-type="float" office:value="4.79155" calcext:value-type="float">
            <text:p>4.7915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0.803" calcext:value-type="float">
            <text:p>230.80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2.565" calcext:value-type="float">
            <text:p>242.56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1.411" calcext:value-type="float">
            <text:p>211.41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2.347" calcext:value-type="float">
            <text:p>222.34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1.598" calcext:value-type="float">
            <text:p>241.59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9.663" calcext:value-type="float">
            <text:p>249.66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0.958" calcext:value-type="float">
            <text:p>240.95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3.221" calcext:value-type="float">
            <text:p>223.22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9.554" calcext:value-type="float">
            <text:p>239.55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5.591" calcext:value-type="float">
            <text:p>255.59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7.62" calcext:value-type="float">
            <text:p>237.6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2.41" calcext:value-type="float">
            <text:p>232.4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22.566" calcext:value-type="float">
            <text:p>222.56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3.439" calcext:value-type="float">
            <text:p>223.43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7.854" calcext:value-type="float">
            <text:p>227.85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49.009" calcext:value-type="float">
            <text:p>249.00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4.063" calcext:value-type="float">
            <text:p>234.06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54.843" calcext:value-type="float">
            <text:p>254.84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1.708" calcext:value-type="float">
            <text:p>211.70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34.983" calcext:value-type="float">
            <text:p>234.98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table:formula="of:=AVERAGE([.D128:.D147])" office:value-type="float" office:value="234.3103" calcext:value-type="float">
            <text:p>234.3103</text:p>
          </table:table-cell>
          <table:table-cell table:number-columns-repeated="4"/>
        </table:table-row>
        <table:table-row table:style-name="ro1" table:number-rows-repeated="10484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qPMS9" table:style-name="ta1"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1" table:default-cell-style-name="ce2"/>
        <table:table-column table:style-name="co12" table:default-cell-style-name="ce2"/>
        <table:table-column table:style-name="co5" table:default-cell-style-name="Default"/>
        <table:table-row table:style-name="ro1"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run</text:p>
          </table:table-cell>
          <table:table-cell table:style-name="ce10" office:value-type="string" calcext:value-type="string">
            <text:p>time(s)</text:p>
          </table:table-cell>
          <table:table-cell table:style-name="ce10"/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ve tim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76" calcext:value-type="float">
            <text:p>0.5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46745" calcext:value-type="float">
            <text:p>0.467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05" calcext:value-type="float">
            <text:p>0.4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.5226" calcext:value-type="float">
            <text:p>4.52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.01745" calcext:value-type="float">
            <text:p>1.017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4.6273" calcext:value-type="float">
            <text:p>24.62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576" calcext:value-type="float">
            <text:p>0.5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.9643" calcext:value-type="float">
            <text:p>2.9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7.7121" calcext:value-type="float">
            <text:p>117.71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61" calcext:value-type="float">
            <text:p>0.56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499" calcext:value-type="float">
            <text:p>0.49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405" calcext:value-type="float">
            <text:p>0.40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405" calcext:value-type="float">
            <text:p>0.40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436" calcext:value-type="float">
            <text:p>0.43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405" calcext:value-type="float">
            <text:p>0.40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514" calcext:value-type="float">
            <text:p>0.51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499" calcext:value-type="float">
            <text:p>0.49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389" calcext:value-type="float">
            <text:p>0.38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624" calcext:value-type="float">
            <text:p>0.62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452" calcext:value-type="float">
            <text:p>0.45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389" calcext:value-type="float">
            <text:p>0.38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405" calcext:value-type="float">
            <text:p>0.40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table:formula="of:=AVERAGE([.D2:.D21])" office:value-type="float" office:value="0.46745" calcext:value-type="float">
            <text:p>0.46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153" calcext:value-type="float">
            <text:p>1.15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98" calcext:value-type="float">
            <text:p>0.99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107" calcext:value-type="float">
            <text:p>1.10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092" calcext:value-type="float">
            <text:p>1.09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201" calcext:value-type="float">
            <text:p>1.20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982" calcext:value-type="float">
            <text:p>0.98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107" calcext:value-type="float">
            <text:p>1.10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82" calcext:value-type="float">
            <text:p>0.98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82" calcext:value-type="float">
            <text:p>0.98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029" calcext:value-type="float">
            <text:p>1.02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982" calcext:value-type="float">
            <text:p>0.98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107" calcext:value-type="float">
            <text:p>1.10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.014" calcext:value-type="float">
            <text:p>1.01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.153" calcext:value-type="float">
            <text:p>1.15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982" calcext:value-type="float">
            <text:p>0.98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.029" calcext:value-type="float">
            <text:p>1.02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.107" calcext:value-type="float">
            <text:p>1.10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.044" calcext:value-type="float">
            <text:p>1.04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.029" calcext:value-type="float">
            <text:p>1.02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table:formula="of:=AVERAGE([.D24:.D43])" office:value-type="float" office:value="1.057" calcext:value-type="float">
            <text:p>1.05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554" calcext:value-type="float">
            <text:p>4.55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804" calcext:value-type="float">
            <text:p>4.80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976" calcext:value-type="float">
            <text:p>4.97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398" calcext:value-type="float">
            <text:p>4.39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742" calcext:value-type="float">
            <text:p>4.74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274" calcext:value-type="float">
            <text:p>4.27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.258" calcext:value-type="float">
            <text:p>4.25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.43" calcext:value-type="float">
            <text:p>4.4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.555" calcext:value-type="float">
            <text:p>4.5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.087" calcext:value-type="float">
            <text:p>4.08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.32" calcext:value-type="float">
            <text:p>4.3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.118" calcext:value-type="float">
            <text:p>4.11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.399" calcext:value-type="float">
            <text:p>4.39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.179" calcext:value-type="float">
            <text:p>5.17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.523" calcext:value-type="float">
            <text:p>4.52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.038" calcext:value-type="float">
            <text:p>5.03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.165" calcext:value-type="float">
            <text:p>4.16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.82" calcext:value-type="float">
            <text:p>4.8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.383" calcext:value-type="float">
            <text:p>4.38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.429" calcext:value-type="float">
            <text:p>4.42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office:value-type="float" office:value="4.5226" calcext:value-type="float">
            <text:p>4.522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32" calcext:value-type="float">
            <text:p>1.23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8" calcext:value-type="float">
            <text:p>0.99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82" calcext:value-type="float">
            <text:p>0.98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92" calcext:value-type="float">
            <text:p>1.09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967" calcext:value-type="float">
            <text:p>0.9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936" calcext:value-type="float">
            <text:p>0.93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014" calcext:value-type="float">
            <text:p>1.0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013" calcext:value-type="float">
            <text:p>1.0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.263" calcext:value-type="float">
            <text:p>1.26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36" calcext:value-type="float">
            <text:p>0.93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51" calcext:value-type="float">
            <text:p>0.95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951" calcext:value-type="float">
            <text:p>0.95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.076" calcext:value-type="float">
            <text:p>1.07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.216" calcext:value-type="float">
            <text:p>1.21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982" calcext:value-type="float">
            <text:p>0.98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951" calcext:value-type="float">
            <text:p>0.95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935" calcext:value-type="float">
            <text:p>0.93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951" calcext:value-type="float">
            <text:p>0.95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936" calcext:value-type="float">
            <text:p>0.93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967" calcext:value-type="float">
            <text:p>0.96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office:value-type="float" office:value="1.01745" calcext:value-type="float">
            <text:p>1.0174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.254" calcext:value-type="float">
            <text:p>26.25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.584" calcext:value-type="float">
            <text:p>25.58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.634" calcext:value-type="float">
            <text:p>23.63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.413" calcext:value-type="float">
            <text:p>25.4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.07" calcext:value-type="float">
            <text:p>24.0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.49" calcext:value-type="float">
            <text:p>25.4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.147" calcext:value-type="float">
            <text:p>25.14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4.507" calcext:value-type="float">
            <text:p>24.50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.866" calcext:value-type="float">
            <text:p>24.86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.039" calcext:value-type="float">
            <text:p>24.03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3.976" calcext:value-type="float">
            <text:p>23.97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.476" calcext:value-type="float">
            <text:p>24.47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.679" calcext:value-type="float">
            <text:p>24.6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5.942" calcext:value-type="float">
            <text:p>25.94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.507" calcext:value-type="float">
            <text:p>24.50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.04" calcext:value-type="float">
            <text:p>24.0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.334" calcext:value-type="float">
            <text:p>25.33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.29" calcext:value-type="float">
            <text:p>23.2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3.306" calcext:value-type="float">
            <text:p>23.30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.992" calcext:value-type="float">
            <text:p>23.99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office:value-type="float" office:value="24.6273" calcext:value-type="float">
            <text:p>24.627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854" calcext:value-type="float">
            <text:p>2.85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135" calcext:value-type="float">
            <text:p>3.13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135" calcext:value-type="float">
            <text:p>3.13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151" calcext:value-type="float">
            <text:p>3.15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947" calcext:value-type="float">
            <text:p>2.94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64" calcext:value-type="float">
            <text:p>2.96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776" calcext:value-type="float">
            <text:p>2.77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917" calcext:value-type="float">
            <text:p>2.9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.244" calcext:value-type="float">
            <text:p>3.24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.792" calcext:value-type="float">
            <text:p>2.79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.917" calcext:value-type="float">
            <text:p>2.9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.166" calcext:value-type="float">
            <text:p>3.16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.823" calcext:value-type="float">
            <text:p>2.82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.886" calcext:value-type="float">
            <text:p>2.88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916" calcext:value-type="float">
            <text:p>2.9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.027" calcext:value-type="float">
            <text:p>3.02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.073" calcext:value-type="float">
            <text:p>3.0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.995" calcext:value-type="float">
            <text:p>2.99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.776" calcext:value-type="float">
            <text:p>2.77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.792" calcext:value-type="float">
            <text:p>2.79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office:value-type="float" office:value="2.9643" calcext:value-type="float">
            <text:p>2.964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9.184" calcext:value-type="float">
            <text:p>119.18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1.352" calcext:value-type="float">
            <text:p>121.35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2.398" calcext:value-type="float">
            <text:p>112.39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3.178" calcext:value-type="float">
            <text:p>113.17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1.071" calcext:value-type="float">
            <text:p>121.07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1.743" calcext:value-type="float">
            <text:p>121.74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7.452" calcext:value-type="float">
            <text:p>117.45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6.111" calcext:value-type="float">
            <text:p>116.11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8.092" calcext:value-type="float">
            <text:p>118.09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2.335" calcext:value-type="float">
            <text:p>122.3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18.669" calcext:value-type="float">
            <text:p>118.66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4.489" calcext:value-type="float">
            <text:p>114.48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5.05" calcext:value-type="float">
            <text:p>115.0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4.816" calcext:value-type="float">
            <text:p>114.8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7.078" calcext:value-type="float">
            <text:p>117.07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2.85" calcext:value-type="float">
            <text:p>122.8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7.343" calcext:value-type="float">
            <text:p>117.34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1.134" calcext:value-type="float">
            <text:p>121.13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9.98" calcext:value-type="float">
            <text:p>109.9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19.917" calcext:value-type="float">
            <text:p>119.91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office:value-type="float" office:value="117.7121" calcext:value-type="float">
            <text:p>117.7121</text:p>
          </table:table-cell>
          <table:table-cell table:number-columns-repeated="4"/>
        </table:table-row>
        <table:table-row table:style-name="ro1" table:number-rows-repeated="104842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-experiments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ce33"/>
        <table:table-column table:style-name="co18" table:default-cell-style-name="ce38"/>
        <table:table-column table:style-name="co5" table:default-cell-style-name="ce33"/>
        <table:table-column table:style-name="co5" table:default-cell-style-name="ce38"/>
        <table:table-column table:style-name="co5" table:default-cell-style-name="ce33"/>
        <table:table-column table:style-name="co5" table:default-cell-style-name="ce38"/>
        <table:table-column table:style-name="co5" table:default-cell-style-name="ce33"/>
        <table:table-column table:style-name="co5" table:default-cell-style-name="ce38"/>
        <table:table-column table:style-name="co5" table:default-cell-style-name="ce33"/>
        <table:table-column table:style-name="co5" table:default-cell-style-name="ce38"/>
        <table:table-row table:style-name="ro1">
          <table:table-cell table:style-name="ce26" table:number-columns-repeated="3"/>
          <table:table-cell table:style-name="ce30" office:value-type="string" calcext:value-type="string" table:number-columns-spanned="2" table:number-rows-spanned="1">
            <text:p>k=3</text:p>
          </table:table-cell>
          <table:covered-table-cell table:style-name="ce36"/>
          <table:table-cell table:style-name="ce30" office:value-type="string" calcext:value-type="string" table:number-columns-spanned="2" table:number-rows-spanned="1">
            <text:p><text:s/>k=4</text:p>
          </table:table-cell>
          <table:covered-table-cell table:style-name="ce36"/>
          <table:table-cell table:style-name="ce30" office:value-type="string" calcext:value-type="string" table:number-columns-spanned="2" table:number-rows-spanned="1">
            <text:p>k=5</text:p>
          </table:table-cell>
          <table:covered-table-cell table:style-name="ce36"/>
          <table:table-cell table:style-name="ce30" office:value-type="string" calcext:value-type="string" table:number-columns-spanned="2" table:number-rows-spanned="1">
            <text:p>k=6</text:p>
          </table:table-cell>
          <table:covered-table-cell table:style-name="ce36"/>
          <table:table-cell table:style-name="ce30" office:value-type="string" calcext:value-type="string" table:number-columns-spanned="2" table:number-rows-spanned="1">
            <text:p>k=7</text:p>
          </table:table-cell>
          <table:covered-table-cell table:style-name="ce36"/>
        </table:table-row>
        <table:table-row table:style-name="ro1"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set</text:p>
          </table:table-cell>
          <table:table-cell table:style-name="ce31" office:value-type="float" office:value="32" calcext:value-type="float">
            <text:p>32</text:p>
          </table:table-cell>
          <table:table-cell table:style-name="ce36" office:value-type="float" office:value="64" calcext:value-type="float">
            <text:p>64</text:p>
          </table:table-cell>
          <table:table-cell table:style-name="ce31" office:value-type="float" office:value="32" calcext:value-type="float">
            <text:p>32</text:p>
          </table:table-cell>
          <table:table-cell table:style-name="ce36" office:value-type="float" office:value="64" calcext:value-type="float">
            <text:p>64</text:p>
          </table:table-cell>
          <table:table-cell table:style-name="ce31" office:value-type="float" office:value="32" calcext:value-type="float">
            <text:p>32</text:p>
          </table:table-cell>
          <table:table-cell table:style-name="ce36" office:value-type="float" office:value="64" calcext:value-type="float">
            <text:p>64</text:p>
          </table:table-cell>
          <table:table-cell table:style-name="ce31" office:value-type="float" office:value="32" calcext:value-type="float">
            <text:p>32</text:p>
          </table:table-cell>
          <table:table-cell table:style-name="ce36" office:value-type="float" office:value="64" calcext:value-type="float">
            <text:p>64</text:p>
          </table:table-cell>
          <table:table-cell table:style-name="ce31" office:value-type="float" office:value="32" calcext:value-type="float">
            <text:p>32</text:p>
          </table:table-cell>
          <table:table-cell table:style-name="ce3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18969908" calcext:value-type="float">
            <text:p>0.118969908</text:p>
          </table:table-cell>
          <table:table-cell office:value-type="float" office:value="0.133626278" calcext:value-type="float">
            <text:p>0.133626278</text:p>
          </table:table-cell>
          <table:table-cell office:value-type="float" office:value="0.747154646" calcext:value-type="float">
            <text:p>0.747154646</text:p>
          </table:table-cell>
          <table:table-cell office:value-type="float" office:value="0.463084067" calcext:value-type="float">
            <text:p>0.463084067</text:p>
          </table:table-cell>
          <table:table-cell office:value-type="float" office:value="8.845588215" calcext:value-type="float">
            <text:p>8.845588215</text:p>
          </table:table-cell>
          <table:table-cell office:value-type="float" office:value="7.80259048" calcext:value-type="float">
            <text:p>7.802590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10277361" calcext:value-type="float">
            <text:p>0.110277361</text:p>
          </table:table-cell>
          <table:table-cell office:value-type="float" office:value="0.112754717" calcext:value-type="float">
            <text:p>0.112754717</text:p>
          </table:table-cell>
          <table:table-cell office:value-type="float" office:value="0.668546063" calcext:value-type="float">
            <text:p>0.668546063</text:p>
          </table:table-cell>
          <table:table-cell office:value-type="float" office:value="0.814783814" calcext:value-type="float">
            <text:p>0.814783814</text:p>
          </table:table-cell>
          <table:table-cell office:value-type="float" office:value="8.949515953" calcext:value-type="float">
            <text:p>8.949515953</text:p>
          </table:table-cell>
          <table:table-cell office:value-type="float" office:value="7.941999252" calcext:value-type="float">
            <text:p>7.9419992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0935149" calcext:value-type="float">
            <text:p>0.10935149</text:p>
          </table:table-cell>
          <table:table-cell office:value-type="float" office:value="0.118524315" calcext:value-type="float">
            <text:p>0.118524315</text:p>
          </table:table-cell>
          <table:table-cell office:value-type="float" office:value="0.547728209" calcext:value-type="float">
            <text:p>0.547728209</text:p>
          </table:table-cell>
          <table:table-cell office:value-type="float" office:value="0.495233851" calcext:value-type="float">
            <text:p>0.495233851</text:p>
          </table:table-cell>
          <table:table-cell office:value-type="float" office:value="9.00512157" calcext:value-type="float">
            <text:p>9.00512157</text:p>
          </table:table-cell>
          <table:table-cell office:value-type="float" office:value="8.007030474" calcext:value-type="float">
            <text:p>8.0070304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0657454" calcext:value-type="float">
            <text:p>0.10657454</text:p>
          </table:table-cell>
          <table:table-cell office:value-type="float" office:value="0.129772172" calcext:value-type="float">
            <text:p>0.129772172</text:p>
          </table:table-cell>
          <table:table-cell office:value-type="float" office:value="0.516766577" calcext:value-type="float">
            <text:p>0.516766577</text:p>
          </table:table-cell>
          <table:table-cell office:value-type="float" office:value="0.426338248" calcext:value-type="float">
            <text:p>0.426338248</text:p>
          </table:table-cell>
          <table:table-cell office:value-type="float" office:value="8.74841844" calcext:value-type="float">
            <text:p>8.74841844</text:p>
          </table:table-cell>
          <table:table-cell office:value-type="float" office:value="5.558143776" calcext:value-type="float">
            <text:p>5.5581437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0237889" calcext:value-type="float">
            <text:p>0.10237889</text:p>
          </table:table-cell>
          <table:table-cell office:value-type="float" office:value="0.119576696" calcext:value-type="float">
            <text:p>0.119576696</text:p>
          </table:table-cell>
          <table:table-cell office:value-type="float" office:value="0.513778526" calcext:value-type="float">
            <text:p>0.513778526</text:p>
          </table:table-cell>
          <table:table-cell office:value-type="float" office:value="0.456896894" calcext:value-type="float">
            <text:p>0.456896894</text:p>
          </table:table-cell>
          <table:table-cell office:value-type="float" office:value="9.010427457" calcext:value-type="float">
            <text:p>9.010427457</text:p>
          </table:table-cell>
          <table:table-cell office:value-type="float" office:value="7.801888887" calcext:value-type="float">
            <text:p>7.8018888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0899277" calcext:value-type="float">
            <text:p>0.10899277</text:p>
          </table:table-cell>
          <table:table-cell office:value-type="float" office:value="0.118646201" calcext:value-type="float">
            <text:p>0.118646201</text:p>
          </table:table-cell>
          <table:table-cell office:value-type="float" office:value="0.528606141" calcext:value-type="float">
            <text:p>0.528606141</text:p>
          </table:table-cell>
          <table:table-cell office:value-type="float" office:value="0.46223383" calcext:value-type="float">
            <text:p>0.46223383</text:p>
          </table:table-cell>
          <table:table-cell office:value-type="float" office:value="9.128835314" calcext:value-type="float">
            <text:p>9.128835314</text:p>
          </table:table-cell>
          <table:table-cell office:value-type="float" office:value="7.816690736" calcext:value-type="float">
            <text:p>7.8166907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06442415" calcext:value-type="float">
            <text:p>0.106442415</text:p>
          </table:table-cell>
          <table:table-cell office:value-type="float" office:value="0.121437356" calcext:value-type="float">
            <text:p>0.121437356</text:p>
          </table:table-cell>
          <table:table-cell office:value-type="float" office:value="0.566821211" calcext:value-type="float">
            <text:p>0.566821211</text:p>
          </table:table-cell>
          <table:table-cell office:value-type="float" office:value="0.465636759" calcext:value-type="float">
            <text:p>0.465636759</text:p>
          </table:table-cell>
          <table:table-cell office:value-type="float" office:value="8.96093238" calcext:value-type="float">
            <text:p>8.96093238</text:p>
          </table:table-cell>
          <table:table-cell office:value-type="float" office:value="7.741530004" calcext:value-type="float">
            <text:p>7.7415300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0635389" calcext:value-type="float">
            <text:p>0.10635389</text:p>
          </table:table-cell>
          <table:table-cell office:value-type="float" office:value="0.117819424" calcext:value-type="float">
            <text:p>0.117819424</text:p>
          </table:table-cell>
          <table:table-cell office:value-type="float" office:value="0.525975823" calcext:value-type="float">
            <text:p>0.525975823</text:p>
          </table:table-cell>
          <table:table-cell office:value-type="float" office:value="0.347148965" calcext:value-type="float">
            <text:p>0.347148965</text:p>
          </table:table-cell>
          <table:table-cell office:value-type="float" office:value="9.191067757" calcext:value-type="float">
            <text:p>9.191067757</text:p>
          </table:table-cell>
          <table:table-cell office:value-type="float" office:value="7.997989358" calcext:value-type="float">
            <text:p>7.9979893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05784428" calcext:value-type="float">
            <text:p>0.105784428</text:p>
          </table:table-cell>
          <table:table-cell office:value-type="float" office:value="0.117212638" calcext:value-type="float">
            <text:p>0.117212638</text:p>
          </table:table-cell>
          <table:table-cell office:value-type="float" office:value="0.523466073" calcext:value-type="float">
            <text:p>0.523466073</text:p>
          </table:table-cell>
          <table:table-cell office:value-type="float" office:value="0.458747331" calcext:value-type="float">
            <text:p>0.458747331</text:p>
          </table:table-cell>
          <table:table-cell office:value-type="float" office:value="9.091291448" calcext:value-type="float">
            <text:p>9.091291448</text:p>
          </table:table-cell>
          <table:table-cell office:value-type="float" office:value="7.562747408" calcext:value-type="float">
            <text:p>7.5627474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18630015" calcext:value-type="float">
            <text:p>0.118630015</text:p>
          </table:table-cell>
          <table:table-cell office:value-type="float" office:value="0.117455088" calcext:value-type="float">
            <text:p>0.117455088</text:p>
          </table:table-cell>
          <table:table-cell office:value-type="float" office:value="0.552056357" calcext:value-type="float">
            <text:p>0.552056357</text:p>
          </table:table-cell>
          <table:table-cell office:value-type="float" office:value="0.334701948" calcext:value-type="float">
            <text:p>0.334701948</text:p>
          </table:table-cell>
          <table:table-cell office:value-type="float" office:value="9.224249453" calcext:value-type="float">
            <text:p>9.224249453</text:p>
          </table:table-cell>
          <table:table-cell office:value-type="float" office:value="8.659842201" calcext:value-type="float">
            <text:p>8.659842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07428402" calcext:value-type="float">
            <text:p>0.107428402</text:p>
          </table:table-cell>
          <table:table-cell office:value-type="float" office:value="0.117933053" calcext:value-type="float">
            <text:p>0.117933053</text:p>
          </table:table-cell>
          <table:table-cell office:value-type="float" office:value="0.530812329" calcext:value-type="float">
            <text:p>0.530812329</text:p>
          </table:table-cell>
          <table:table-cell office:value-type="float" office:value="0.459920948" calcext:value-type="float">
            <text:p>0.459920948</text:p>
          </table:table-cell>
          <table:table-cell office:value-type="float" office:value="9.205015736" calcext:value-type="float">
            <text:p>9.205015736</text:p>
          </table:table-cell>
          <table:table-cell office:value-type="float" office:value="8.245237815" calcext:value-type="float">
            <text:p>8.2452378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08539248" calcext:value-type="float">
            <text:p>0.108539248</text:p>
          </table:table-cell>
          <table:table-cell office:value-type="float" office:value="0.122859027" calcext:value-type="float">
            <text:p>0.122859027</text:p>
          </table:table-cell>
          <table:table-cell office:value-type="float" office:value="0.508949287" calcext:value-type="float">
            <text:p>0.508949287</text:p>
          </table:table-cell>
          <table:table-cell office:value-type="float" office:value="0.549656603" calcext:value-type="float">
            <text:p>0.549656603</text:p>
          </table:table-cell>
          <table:table-cell office:value-type="float" office:value="8.945580553" calcext:value-type="float">
            <text:p>8.945580553</text:p>
          </table:table-cell>
          <table:table-cell office:value-type="float" office:value="7.626063952" calcext:value-type="float">
            <text:p>7.6260639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13034494" calcext:value-type="float">
            <text:p>0.113034494</text:p>
          </table:table-cell>
          <table:table-cell office:value-type="float" office:value="0.124773528" calcext:value-type="float">
            <text:p>0.124773528</text:p>
          </table:table-cell>
          <table:table-cell office:value-type="float" office:value="0.657878795" calcext:value-type="float">
            <text:p>0.657878795</text:p>
          </table:table-cell>
          <table:table-cell office:value-type="float" office:value="0.481363497" calcext:value-type="float">
            <text:p>0.481363497</text:p>
          </table:table-cell>
          <table:table-cell office:value-type="float" office:value="9.050421617" calcext:value-type="float">
            <text:p>9.050421617</text:p>
          </table:table-cell>
          <table:table-cell office:value-type="float" office:value="7.523559222" calcext:value-type="float">
            <text:p>7.523559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05373187" calcext:value-type="float">
            <text:p>0.105373187</text:p>
          </table:table-cell>
          <table:table-cell office:value-type="float" office:value="0.122142576" calcext:value-type="float">
            <text:p>0.122142576</text:p>
          </table:table-cell>
          <table:table-cell office:value-type="float" office:value="0.612388155" calcext:value-type="float">
            <text:p>0.612388155</text:p>
          </table:table-cell>
          <table:table-cell office:value-type="float" office:value="0.333162339" calcext:value-type="float">
            <text:p>0.333162339</text:p>
          </table:table-cell>
          <table:table-cell office:value-type="float" office:value="8.988370849" calcext:value-type="float">
            <text:p>8.988370849</text:p>
          </table:table-cell>
          <table:table-cell office:value-type="float" office:value="7.757029152" calcext:value-type="float">
            <text:p>7.7570291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03536971" calcext:value-type="float">
            <text:p>0.103536971</text:p>
          </table:table-cell>
          <table:table-cell office:value-type="float" office:value="0.119344155" calcext:value-type="float">
            <text:p>0.119344155</text:p>
          </table:table-cell>
          <table:table-cell office:value-type="float" office:value="0.63203774" calcext:value-type="float">
            <text:p>0.63203774</text:p>
          </table:table-cell>
          <table:table-cell office:value-type="float" office:value="0.48650885" calcext:value-type="float">
            <text:p>0.48650885</text:p>
          </table:table-cell>
          <table:table-cell office:value-type="float" office:value="8.930277942" calcext:value-type="float">
            <text:p>8.930277942</text:p>
          </table:table-cell>
          <table:table-cell office:value-type="float" office:value="7.635996925" calcext:value-type="float">
            <text:p>7.6359969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22162725" calcext:value-type="float">
            <text:p>0.122162725</text:p>
          </table:table-cell>
          <table:table-cell office:value-type="float" office:value="0.114734621" calcext:value-type="float">
            <text:p>0.114734621</text:p>
          </table:table-cell>
          <table:table-cell office:value-type="float" office:value="0.698103846" calcext:value-type="float">
            <text:p>0.698103846</text:p>
          </table:table-cell>
          <table:table-cell office:value-type="float" office:value="0.54480391" calcext:value-type="float">
            <text:p>0.54480391</text:p>
          </table:table-cell>
          <table:table-cell office:value-type="float" office:value="8.803801424" calcext:value-type="float">
            <text:p>8.803801424</text:p>
          </table:table-cell>
          <table:table-cell office:value-type="float" office:value="8.031704516" calcext:value-type="float">
            <text:p>8.0317045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07955253" calcext:value-type="float">
            <text:p>0.107955253</text:p>
          </table:table-cell>
          <table:table-cell office:value-type="float" office:value="0.120355907" calcext:value-type="float">
            <text:p>0.120355907</text:p>
          </table:table-cell>
          <table:table-cell office:value-type="float" office:value="0.413006641" calcext:value-type="float">
            <text:p>0.413006641</text:p>
          </table:table-cell>
          <table:table-cell office:value-type="float" office:value="0.45815243" calcext:value-type="float">
            <text:p>0.45815243</text:p>
          </table:table-cell>
          <table:table-cell office:value-type="float" office:value="9.002399755" calcext:value-type="float">
            <text:p>9.002399755</text:p>
          </table:table-cell>
          <table:table-cell office:value-type="float" office:value="7.680473821" calcext:value-type="float">
            <text:p>7.6804738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076365" calcext:value-type="float">
            <text:p>0.1076365</text:p>
          </table:table-cell>
          <table:table-cell office:value-type="float" office:value="0.125126964" calcext:value-type="float">
            <text:p>0.125126964</text:p>
          </table:table-cell>
          <table:table-cell office:value-type="float" office:value="0.521303816" calcext:value-type="float">
            <text:p>0.521303816</text:p>
          </table:table-cell>
          <table:table-cell office:value-type="float" office:value="0.454404649" calcext:value-type="float">
            <text:p>0.454404649</text:p>
          </table:table-cell>
          <table:table-cell office:value-type="float" office:value="8.917593097" calcext:value-type="float">
            <text:p>8.917593097</text:p>
          </table:table-cell>
          <table:table-cell office:value-type="float" office:value="7.713771788" calcext:value-type="float">
            <text:p>7.7137717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088253" calcext:value-type="float">
            <text:p>0.1088253</text:p>
          </table:table-cell>
          <table:table-cell office:value-type="float" office:value="0.118344954" calcext:value-type="float">
            <text:p>0.118344954</text:p>
          </table:table-cell>
          <table:table-cell office:value-type="float" office:value="0.619163293" calcext:value-type="float">
            <text:p>0.619163293</text:p>
          </table:table-cell>
          <table:table-cell office:value-type="float" office:value="0.456118335" calcext:value-type="float">
            <text:p>0.456118335</text:p>
          </table:table-cell>
          <table:table-cell office:value-type="float" office:value="9.406022411" calcext:value-type="float">
            <text:p>9.406022411</text:p>
          </table:table-cell>
          <table:table-cell office:value-type="float" office:value="8.348833914" calcext:value-type="float">
            <text:p>8.348833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32"/>
          <table:table-cell table:style-name="ce37"/>
          <table:table-cell table:style-name="ce32"/>
          <table:table-cell table:style-name="ce37"/>
          <table:table-cell office:value-type="float" office:value="0.110028635" calcext:value-type="float">
            <text:p>0.110028635</text:p>
          </table:table-cell>
          <table:table-cell office:value-type="float" office:value="0.11788747" calcext:value-type="float">
            <text:p>0.11788747</text:p>
          </table:table-cell>
          <table:table-cell office:value-type="float" office:value="0.513394367" calcext:value-type="float">
            <text:p>0.513394367</text:p>
          </table:table-cell>
          <table:table-cell office:value-type="float" office:value="0.518805956" calcext:value-type="float">
            <text:p>0.518805956</text:p>
          </table:table-cell>
          <table:table-cell office:value-type="float" office:value="8.931240487" calcext:value-type="float">
            <text:p>8.931240487</text:p>
          </table:table-cell>
          <table:table-cell office:value-type="float" office:value="7.887675597" calcext:value-type="float">
            <text:p>7.887675597</text:p>
          </table:table-cell>
        </table:table-row>
        <table:table-row table:style-name="ro1">
          <table:table-cell table:number-columns-repeated="7"/>
          <table:table-cell table:style-name="ce40" table:formula="of:=AVERAGE([.H3:.H22])" office:value-type="float" office:value="0.1094138211" calcext:value-type="float">
            <text:p>0.1094138211</text:p>
          </table:table-cell>
          <table:table-cell table:style-name="ce42" table:formula="of:=AVERAGE([.I3:.I22])" office:value-type="float" office:value="0.120516357" calcext:value-type="float">
            <text:p>0.120516357</text:p>
          </table:table-cell>
          <table:table-cell table:style-name="ce35" table:formula="of:=AVERAGE([.J3:.J22])" office:value-type="float" office:value="0.56989689475" calcext:value-type="float">
            <text:p>0.5698968948</text:p>
          </table:table-cell>
          <table:table-cell table:style-name="ce43" table:formula="of:=AVERAGE([.K3:.K22])" office:value-type="float" office:value="0.4733851612" calcext:value-type="float">
            <text:p>0.4733851612</text:p>
          </table:table-cell>
          <table:table-cell table:style-name="ce35" table:formula="of:=AVERAGE([.L3:.L22])" office:value-type="float" office:value="9.0168085929" calcext:value-type="float">
            <text:p>9.0168085929</text:p>
          </table:table-cell>
          <table:table-cell table:style-name="ce43" table:formula="of:=AVERAGE([.M3:.M22])" office:value-type="float" office:value="7.7670399639" calcext:value-type="float">
            <text:p>7.767039963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228286717" calcext:value-type="float">
            <text:p>0.228286717</text:p>
          </table:table-cell>
          <table:table-cell office:value-type="float" office:value="0.19752522" calcext:value-type="float">
            <text:p>0.19752522</text:p>
          </table:table-cell>
          <table:table-cell office:value-type="float" office:value="0.669076221" calcext:value-type="float">
            <text:p>0.669076221</text:p>
          </table:table-cell>
          <table:table-cell office:value-type="float" office:value="0.427666784" calcext:value-type="float">
            <text:p>0.427666784</text:p>
          </table:table-cell>
          <table:table-cell office:value-type="float" office:value="9.470846524" calcext:value-type="float">
            <text:p>9.470846524</text:p>
          </table:table-cell>
          <table:table-cell office:value-type="float" office:value="8.176719764" calcext:value-type="float">
            <text:p>8.1767197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198098316" calcext:value-type="float">
            <text:p>0.198098316</text:p>
          </table:table-cell>
          <table:table-cell office:value-type="float" office:value="0.203920763" calcext:value-type="float">
            <text:p>0.203920763</text:p>
          </table:table-cell>
          <table:table-cell office:value-type="float" office:value="0.80988653" calcext:value-type="float">
            <text:p>0.80988653</text:p>
          </table:table-cell>
          <table:table-cell office:value-type="float" office:value="0.430969957" calcext:value-type="float">
            <text:p>0.430969957</text:p>
          </table:table-cell>
          <table:table-cell office:value-type="float" office:value="9.734024533" calcext:value-type="float">
            <text:p>9.734024533</text:p>
          </table:table-cell>
          <table:table-cell office:value-type="float" office:value="8.210771185" calcext:value-type="float">
            <text:p>8.2107711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209223296" calcext:value-type="float">
            <text:p>0.209223296</text:p>
          </table:table-cell>
          <table:table-cell office:value-type="float" office:value="0.209204468" calcext:value-type="float">
            <text:p>0.209204468</text:p>
          </table:table-cell>
          <table:table-cell office:value-type="float" office:value="0.631531034" calcext:value-type="float">
            <text:p>0.631531034</text:p>
          </table:table-cell>
          <table:table-cell office:value-type="float" office:value="0.660381609" calcext:value-type="float">
            <text:p>0.660381609</text:p>
          </table:table-cell>
          <table:table-cell office:value-type="float" office:value="10.33406807" calcext:value-type="float">
            <text:p>10.33406807</text:p>
          </table:table-cell>
          <table:table-cell office:value-type="float" office:value="7.98888251" calcext:value-type="float">
            <text:p>7.988882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195673149" calcext:value-type="float">
            <text:p>0.195673149</text:p>
          </table:table-cell>
          <table:table-cell office:value-type="float" office:value="0.210697488" calcext:value-type="float">
            <text:p>0.210697488</text:p>
          </table:table-cell>
          <table:table-cell office:value-type="float" office:value="0.807699168" calcext:value-type="float">
            <text:p>0.807699168</text:p>
          </table:table-cell>
          <table:table-cell office:value-type="float" office:value="0.659037217" calcext:value-type="float">
            <text:p>0.659037217</text:p>
          </table:table-cell>
          <table:table-cell office:value-type="float" office:value="10.30532782" calcext:value-type="float">
            <text:p>10.30532782</text:p>
          </table:table-cell>
          <table:table-cell office:value-type="float" office:value="8.094318146" calcext:value-type="float">
            <text:p>8.0943181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23562927" calcext:value-type="float">
            <text:p>0.23562927</text:p>
          </table:table-cell>
          <table:table-cell office:value-type="float" office:value="0.205101636" calcext:value-type="float">
            <text:p>0.205101636</text:p>
          </table:table-cell>
          <table:table-cell office:value-type="float" office:value="0.722673179" calcext:value-type="float">
            <text:p>0.722673179</text:p>
          </table:table-cell>
          <table:table-cell office:value-type="float" office:value="0.546367633" calcext:value-type="float">
            <text:p>0.546367633</text:p>
          </table:table-cell>
          <table:table-cell office:value-type="float" office:value="9.658548348" calcext:value-type="float">
            <text:p>9.658548348</text:p>
          </table:table-cell>
          <table:table-cell office:value-type="float" office:value="8.165439428" calcext:value-type="float">
            <text:p>8.1654394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199213126" calcext:value-type="float">
            <text:p>0.199213126</text:p>
          </table:table-cell>
          <table:table-cell office:value-type="float" office:value="0.201229363" calcext:value-type="float">
            <text:p>0.201229363</text:p>
          </table:table-cell>
          <table:table-cell office:value-type="float" office:value="0.627338316" calcext:value-type="float">
            <text:p>0.627338316</text:p>
          </table:table-cell>
          <table:table-cell office:value-type="float" office:value="0.707365613" calcext:value-type="float">
            <text:p>0.707365613</text:p>
          </table:table-cell>
          <table:table-cell office:value-type="float" office:value="9.491070532" calcext:value-type="float">
            <text:p>9.491070532</text:p>
          </table:table-cell>
          <table:table-cell office:value-type="float" office:value="8.277951782" calcext:value-type="float">
            <text:p>8.2779517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20122639" calcext:value-type="float">
            <text:p>0.20122639</text:p>
          </table:table-cell>
          <table:table-cell office:value-type="float" office:value="0.210466929" calcext:value-type="float">
            <text:p>0.210466929</text:p>
          </table:table-cell>
          <table:table-cell office:value-type="float" office:value="0.632694081" calcext:value-type="float">
            <text:p>0.632694081</text:p>
          </table:table-cell>
          <table:table-cell office:value-type="float" office:value="0.535824565" calcext:value-type="float">
            <text:p>0.535824565</text:p>
          </table:table-cell>
          <table:table-cell office:value-type="float" office:value="9.906113579" calcext:value-type="float">
            <text:p>9.906113579</text:p>
          </table:table-cell>
          <table:table-cell office:value-type="float" office:value="8.061603519" calcext:value-type="float">
            <text:p>8.0616035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190650722" calcext:value-type="float">
            <text:p>0.190650722</text:p>
          </table:table-cell>
          <table:table-cell office:value-type="float" office:value="0.195042579" calcext:value-type="float">
            <text:p>0.195042579</text:p>
          </table:table-cell>
          <table:table-cell office:value-type="float" office:value="0.819045899" calcext:value-type="float">
            <text:p>0.819045899</text:p>
          </table:table-cell>
          <table:table-cell office:value-type="float" office:value="0.67271896" calcext:value-type="float">
            <text:p>0.67271896</text:p>
          </table:table-cell>
          <table:table-cell office:value-type="float" office:value="9.700687919" calcext:value-type="float">
            <text:p>9.700687919</text:p>
          </table:table-cell>
          <table:table-cell office:value-type="float" office:value="8.014233042" calcext:value-type="float">
            <text:p>8.0142330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238547596" calcext:value-type="float">
            <text:p>0.238547596</text:p>
          </table:table-cell>
          <table:table-cell office:value-type="float" office:value="0.216225956" calcext:value-type="float">
            <text:p>0.216225956</text:p>
          </table:table-cell>
          <table:table-cell office:value-type="float" office:value="0.708978554" calcext:value-type="float">
            <text:p>0.708978554</text:p>
          </table:table-cell>
          <table:table-cell office:value-type="float" office:value="0.637721842" calcext:value-type="float">
            <text:p>0.637721842</text:p>
          </table:table-cell>
          <table:table-cell office:value-type="float" office:value="9.582787759" calcext:value-type="float">
            <text:p>9.582787759</text:p>
          </table:table-cell>
          <table:table-cell office:value-type="float" office:value="8.718136931" calcext:value-type="float">
            <text:p>8.7181369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203685579" calcext:value-type="float">
            <text:p>0.203685579</text:p>
          </table:table-cell>
          <table:table-cell office:value-type="float" office:value="0.23890004" calcext:value-type="float">
            <text:p>0.23890004</text:p>
          </table:table-cell>
          <table:table-cell office:value-type="float" office:value="0.637051958" calcext:value-type="float">
            <text:p>0.637051958</text:p>
          </table:table-cell>
          <table:table-cell office:value-type="float" office:value="0.54144161" calcext:value-type="float">
            <text:p>0.54144161</text:p>
          </table:table-cell>
          <table:table-cell office:value-type="float" office:value="9.334388147" calcext:value-type="float">
            <text:p>9.334388147</text:p>
          </table:table-cell>
          <table:table-cell office:value-type="float" office:value="8.543071066" calcext:value-type="float">
            <text:p>8.5430710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19938522" calcext:value-type="float">
            <text:p>0.19938522</text:p>
          </table:table-cell>
          <table:table-cell office:value-type="float" office:value="0.221852528" calcext:value-type="float">
            <text:p>0.221852528</text:p>
          </table:table-cell>
          <table:table-cell office:value-type="float" office:value="0.702089785" calcext:value-type="float">
            <text:p>0.702089785</text:p>
          </table:table-cell>
          <table:table-cell office:value-type="float" office:value="0.545734415" calcext:value-type="float">
            <text:p>0.545734415</text:p>
          </table:table-cell>
          <table:table-cell office:value-type="float" office:value="9.662905564" calcext:value-type="float">
            <text:p>9.662905564</text:p>
          </table:table-cell>
          <table:table-cell office:value-type="float" office:value="8.664153503" calcext:value-type="float">
            <text:p>8.6641535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202006262" calcext:value-type="float">
            <text:p>0.202006262</text:p>
          </table:table-cell>
          <table:table-cell office:value-type="float" office:value="0.203621829" calcext:value-type="float">
            <text:p>0.203621829</text:p>
          </table:table-cell>
          <table:table-cell office:value-type="float" office:value="0.636839894" calcext:value-type="float">
            <text:p>0.636839894</text:p>
          </table:table-cell>
          <table:table-cell office:value-type="float" office:value="0.538704271" calcext:value-type="float">
            <text:p>0.538704271</text:p>
          </table:table-cell>
          <table:table-cell office:value-type="float" office:value="10.074567482" calcext:value-type="float">
            <text:p>10.074567482</text:p>
          </table:table-cell>
          <table:table-cell office:value-type="float" office:value="8.218320918" calcext:value-type="float">
            <text:p>8.2183209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171906386" calcext:value-type="float">
            <text:p>0.171906386</text:p>
          </table:table-cell>
          <table:table-cell office:value-type="float" office:value="0.232667673" calcext:value-type="float">
            <text:p>0.232667673</text:p>
          </table:table-cell>
          <table:table-cell office:value-type="float" office:value="0.750970472" calcext:value-type="float">
            <text:p>0.750970472</text:p>
          </table:table-cell>
          <table:table-cell office:value-type="float" office:value="0.535514727" calcext:value-type="float">
            <text:p>0.535514727</text:p>
          </table:table-cell>
          <table:table-cell office:value-type="float" office:value="9.772421279" calcext:value-type="float">
            <text:p>9.772421279</text:p>
          </table:table-cell>
          <table:table-cell office:value-type="float" office:value="8.212268513" calcext:value-type="float">
            <text:p>8.2122685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198973318" calcext:value-type="float">
            <text:p>0.198973318</text:p>
          </table:table-cell>
          <table:table-cell office:value-type="float" office:value="0.19926036" calcext:value-type="float">
            <text:p>0.19926036</text:p>
          </table:table-cell>
          <table:table-cell office:value-type="float" office:value="0.707292944" calcext:value-type="float">
            <text:p>0.707292944</text:p>
          </table:table-cell>
          <table:table-cell office:value-type="float" office:value="0.576561938" calcext:value-type="float">
            <text:p>0.576561938</text:p>
          </table:table-cell>
          <table:table-cell office:value-type="float" office:value="9.384011056" calcext:value-type="float">
            <text:p>9.384011056</text:p>
          </table:table-cell>
          <table:table-cell office:value-type="float" office:value="8.305768133" calcext:value-type="float">
            <text:p>8.3057681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203335116" calcext:value-type="float">
            <text:p>0.203335116</text:p>
          </table:table-cell>
          <table:table-cell office:value-type="float" office:value="0.239942182" calcext:value-type="float">
            <text:p>0.239942182</text:p>
          </table:table-cell>
          <table:table-cell office:value-type="float" office:value="0.630471045" calcext:value-type="float">
            <text:p>0.630471045</text:p>
          </table:table-cell>
          <table:table-cell office:value-type="float" office:value="0.540689808" calcext:value-type="float">
            <text:p>0.540689808</text:p>
          </table:table-cell>
          <table:table-cell office:value-type="float" office:value="9.580179244" calcext:value-type="float">
            <text:p>9.580179244</text:p>
          </table:table-cell>
          <table:table-cell office:value-type="float" office:value="5.749920063" calcext:value-type="float">
            <text:p>5.7499200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202814541" calcext:value-type="float">
            <text:p>0.202814541</text:p>
          </table:table-cell>
          <table:table-cell office:value-type="float" office:value="0.231152192" calcext:value-type="float">
            <text:p>0.231152192</text:p>
          </table:table-cell>
          <table:table-cell office:value-type="float" office:value="0.698911803" calcext:value-type="float">
            <text:p>0.698911803</text:p>
          </table:table-cell>
          <table:table-cell office:value-type="float" office:value="0.560896309" calcext:value-type="float">
            <text:p>0.560896309</text:p>
          </table:table-cell>
          <table:table-cell office:value-type="float" office:value="10.19616092" calcext:value-type="float">
            <text:p>10.19616092</text:p>
          </table:table-cell>
          <table:table-cell office:value-type="float" office:value="8.343501931" calcext:value-type="float">
            <text:p>8.3435019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221965495" calcext:value-type="float">
            <text:p>0.221965495</text:p>
          </table:table-cell>
          <table:table-cell office:value-type="float" office:value="0.219740168" calcext:value-type="float">
            <text:p>0.219740168</text:p>
          </table:table-cell>
          <table:table-cell office:value-type="float" office:value="0.629005428" calcext:value-type="float">
            <text:p>0.629005428</text:p>
          </table:table-cell>
          <table:table-cell office:value-type="float" office:value="0.54719838" calcext:value-type="float">
            <text:p>0.54719838</text:p>
          </table:table-cell>
          <table:table-cell office:value-type="float" office:value="9.465313048" calcext:value-type="float">
            <text:p>9.465313048</text:p>
          </table:table-cell>
          <table:table-cell office:value-type="float" office:value="8.253423078" calcext:value-type="float">
            <text:p>8.2534230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196618838" calcext:value-type="float">
            <text:p>0.196618838</text:p>
          </table:table-cell>
          <table:table-cell office:value-type="float" office:value="0.214006575" calcext:value-type="float">
            <text:p>0.214006575</text:p>
          </table:table-cell>
          <table:table-cell office:value-type="float" office:value="0.718460312" calcext:value-type="float">
            <text:p>0.718460312</text:p>
          </table:table-cell>
          <table:table-cell office:value-type="float" office:value="0.569528822" calcext:value-type="float">
            <text:p>0.569528822</text:p>
          </table:table-cell>
          <table:table-cell office:value-type="float" office:value="10.216534231" calcext:value-type="float">
            <text:p>10.216534231</text:p>
          </table:table-cell>
          <table:table-cell office:value-type="float" office:value="8.935888052" calcext:value-type="float">
            <text:p>8.9358880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194813011" calcext:value-type="float">
            <text:p>0.194813011</text:p>
          </table:table-cell>
          <table:table-cell office:value-type="float" office:value="0.200169716" calcext:value-type="float">
            <text:p>0.200169716</text:p>
          </table:table-cell>
          <table:table-cell office:value-type="float" office:value="0.631326237" calcext:value-type="float">
            <text:p>0.631326237</text:p>
          </table:table-cell>
          <table:table-cell office:value-type="float" office:value="0.615379508" calcext:value-type="float">
            <text:p>0.615379508</text:p>
          </table:table-cell>
          <table:table-cell office:value-type="float" office:value="9.876921786" calcext:value-type="float">
            <text:p>9.876921786</text:p>
          </table:table-cell>
          <table:table-cell office:value-type="float" office:value="8.004161668" calcext:value-type="float">
            <text:p>8.0041616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office:value-type="float" office:value="0.20106784" calcext:value-type="float">
            <text:p>0.20106784</text:p>
          </table:table-cell>
          <table:table-cell office:value-type="float" office:value="0.204788499" calcext:value-type="float">
            <text:p>0.204788499</text:p>
          </table:table-cell>
          <table:table-cell office:value-type="float" office:value="0.73056578" calcext:value-type="float">
            <text:p>0.73056578</text:p>
          </table:table-cell>
          <table:table-cell office:value-type="float" office:value="0.680767472" calcext:value-type="float">
            <text:p>0.680767472</text:p>
          </table:table-cell>
          <table:table-cell office:value-type="float" office:value="9.601468855" calcext:value-type="float">
            <text:p>9.601468855</text:p>
          </table:table-cell>
          <table:table-cell office:value-type="float" office:value="8.157684568" calcext:value-type="float">
            <text:p>8.157684568</text:p>
          </table:table-cell>
        </table:table-row>
        <table:table-row table:style-name="ro1">
          <table:table-cell table:number-columns-repeated="7"/>
          <table:table-cell table:style-name="ce40" table:formula="of:=AVERAGE([.H25:.H44])" office:value-type="float" office:value="0.2046560094" calcext:value-type="float">
            <text:p>0.2046560094</text:p>
          </table:table-cell>
          <table:table-cell table:style-name="ce43" table:formula="of:=AVERAGE([.I25:.I44])" office:value-type="float" office:value="0.2127758082" calcext:value-type="float">
            <text:p>0.2127758082</text:p>
          </table:table-cell>
          <table:table-cell table:style-name="ce35" table:formula="of:=AVERAGE([.J25:.J44])" office:value-type="float" office:value="0.695095432" calcext:value-type="float">
            <text:p>0.695095432</text:p>
          </table:table-cell>
          <table:table-cell table:style-name="ce43" table:formula="of:=AVERAGE([.K25:.K44])" office:value-type="float" office:value="0.576523572" calcext:value-type="float">
            <text:p>0.576523572</text:p>
          </table:table-cell>
          <table:table-cell table:style-name="ce35" table:formula="of:=AVERAGE([.L25:.L44])" office:value-type="float" office:value="9.7674173348" calcext:value-type="float">
            <text:p>9.7674173348</text:p>
          </table:table-cell>
          <table:table-cell table:style-name="ce43" table:formula="of:=AVERAGE([.M25:.M44])" office:value-type="float" office:value="8.15481089" calcext:value-type="float">
            <text:p>8.1548108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13939523" calcext:value-type="float">
            <text:p>1.813939523</text:p>
          </table:table-cell>
          <table:table-cell office:value-type="float" office:value="3.146915563" calcext:value-type="float">
            <text:p>3.146915563</text:p>
          </table:table-cell>
          <table:table-cell office:value-type="float" office:value="1.364720855" calcext:value-type="float">
            <text:p>1.364720855</text:p>
          </table:table-cell>
          <table:table-cell office:value-type="float" office:value="1.454673858" calcext:value-type="float">
            <text:p>1.454673858</text:p>
          </table:table-cell>
          <table:table-cell table:style-name="ce41" office:value-type="float" office:value="0.933805567" calcext:value-type="float">
            <text:p>0.933805567</text:p>
          </table:table-cell>
          <table:table-cell table:style-name="ce44" office:value-type="float" office:value="0.831158794" calcext:value-type="float">
            <text:p>0.831158794</text:p>
          </table:table-cell>
          <table:table-cell office:value-type="float" office:value="2.11107151" calcext:value-type="float">
            <text:p>2.11107151</text:p>
          </table:table-cell>
          <table:table-cell office:value-type="float" office:value="1.745376879" calcext:value-type="float">
            <text:p>1.745376879</text:p>
          </table:table-cell>
          <table:table-cell office:value-type="float" office:value="12.836735381" calcext:value-type="float">
            <text:p>12.836735381</text:p>
          </table:table-cell>
          <table:table-cell office:value-type="float" office:value="10.579130486" calcext:value-type="float">
            <text:p>10.5791304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704865112" calcext:value-type="float">
            <text:p>1.704865112</text:p>
          </table:table-cell>
          <table:table-cell office:value-type="float" office:value="2.701741301" calcext:value-type="float">
            <text:p>2.701741301</text:p>
          </table:table-cell>
          <table:table-cell office:value-type="float" office:value="1.224879699" calcext:value-type="float">
            <text:p>1.224879699</text:p>
          </table:table-cell>
          <table:table-cell office:value-type="float" office:value="1.238363912" calcext:value-type="float">
            <text:p>1.238363912</text:p>
          </table:table-cell>
          <table:table-cell table:style-name="ce41" office:value-type="float" office:value="0.859920197" calcext:value-type="float">
            <text:p>0.859920197</text:p>
          </table:table-cell>
          <table:table-cell table:style-name="ce44" office:value-type="float" office:value="0.83213651" calcext:value-type="float">
            <text:p>0.83213651</text:p>
          </table:table-cell>
          <table:table-cell office:value-type="float" office:value="2.070810123" calcext:value-type="float">
            <text:p>2.070810123</text:p>
          </table:table-cell>
          <table:table-cell office:value-type="float" office:value="1.73307454" calcext:value-type="float">
            <text:p>1.73307454</text:p>
          </table:table-cell>
          <table:table-cell office:value-type="float" office:value="12.20285447" calcext:value-type="float">
            <text:p>12.20285447</text:p>
          </table:table-cell>
          <table:table-cell office:value-type="float" office:value="9.894367495" calcext:value-type="float">
            <text:p>9.8943674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641835282" calcext:value-type="float">
            <text:p>1.641835282</text:p>
          </table:table-cell>
          <table:table-cell office:value-type="float" office:value="2.722119237" calcext:value-type="float">
            <text:p>2.722119237</text:p>
          </table:table-cell>
          <table:table-cell office:value-type="float" office:value="1.238623211" calcext:value-type="float">
            <text:p>1.238623211</text:p>
          </table:table-cell>
          <table:table-cell office:value-type="float" office:value="1.258695933" calcext:value-type="float">
            <text:p>1.258695933</text:p>
          </table:table-cell>
          <table:table-cell table:style-name="ce41" office:value-type="float" office:value="1.231832295" calcext:value-type="float">
            <text:p>1.231832295</text:p>
          </table:table-cell>
          <table:table-cell table:style-name="ce44" office:value-type="float" office:value="0.865872712" calcext:value-type="float">
            <text:p>0.865872712</text:p>
          </table:table-cell>
          <table:table-cell office:value-type="float" office:value="2.145823204" calcext:value-type="float">
            <text:p>2.145823204</text:p>
          </table:table-cell>
          <table:table-cell office:value-type="float" office:value="1.521192828" calcext:value-type="float">
            <text:p>1.521192828</text:p>
          </table:table-cell>
          <table:table-cell office:value-type="float" office:value="12.456125603" calcext:value-type="float">
            <text:p>12.456125603</text:p>
          </table:table-cell>
          <table:table-cell office:value-type="float" office:value="9.881455392" calcext:value-type="float">
            <text:p>9.8814553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641953205" calcext:value-type="float">
            <text:p>1.641953205</text:p>
          </table:table-cell>
          <table:table-cell office:value-type="float" office:value="2.78524783" calcext:value-type="float">
            <text:p>2.78524783</text:p>
          </table:table-cell>
          <table:table-cell office:value-type="float" office:value="1.470281351" calcext:value-type="float">
            <text:p>1.470281351</text:p>
          </table:table-cell>
          <table:table-cell office:value-type="float" office:value="1.310382666" calcext:value-type="float">
            <text:p>1.310382666</text:p>
          </table:table-cell>
          <table:table-cell table:style-name="ce41" office:value-type="float" office:value="0.877452386" calcext:value-type="float">
            <text:p>0.877452386</text:p>
          </table:table-cell>
          <table:table-cell table:style-name="ce44" office:value-type="float" office:value="1.207531396" calcext:value-type="float">
            <text:p>1.207531396</text:p>
          </table:table-cell>
          <table:table-cell office:value-type="float" office:value="2.096532923" calcext:value-type="float">
            <text:p>2.096532923</text:p>
          </table:table-cell>
          <table:table-cell office:value-type="float" office:value="1.87510405" calcext:value-type="float">
            <text:p>1.87510405</text:p>
          </table:table-cell>
          <table:table-cell office:value-type="float" office:value="12.109519679" calcext:value-type="float">
            <text:p>12.109519679</text:p>
          </table:table-cell>
          <table:table-cell office:value-type="float" office:value="10.149492038" calcext:value-type="float">
            <text:p>10.1494920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677810472" calcext:value-type="float">
            <text:p>1.677810472</text:p>
          </table:table-cell>
          <table:table-cell office:value-type="float" office:value="2.416350113" calcext:value-type="float">
            <text:p>2.416350113</text:p>
          </table:table-cell>
          <table:table-cell office:value-type="float" office:value="1.240615354" calcext:value-type="float">
            <text:p>1.240615354</text:p>
          </table:table-cell>
          <table:table-cell office:value-type="float" office:value="1.235126142" calcext:value-type="float">
            <text:p>1.235126142</text:p>
          </table:table-cell>
          <table:table-cell table:style-name="ce41" office:value-type="float" office:value="1.179137958" calcext:value-type="float">
            <text:p>1.179137958</text:p>
          </table:table-cell>
          <table:table-cell table:style-name="ce44" office:value-type="float" office:value="1.03253123" calcext:value-type="float">
            <text:p>1.03253123</text:p>
          </table:table-cell>
          <table:table-cell office:value-type="float" office:value="2.070693852" calcext:value-type="float">
            <text:p>2.070693852</text:p>
          </table:table-cell>
          <table:table-cell office:value-type="float" office:value="1.655505795" calcext:value-type="float">
            <text:p>1.655505795</text:p>
          </table:table-cell>
          <table:table-cell office:value-type="float" office:value="12.406125801" calcext:value-type="float">
            <text:p>12.406125801</text:p>
          </table:table-cell>
          <table:table-cell office:value-type="float" office:value="10.098542244" calcext:value-type="float">
            <text:p>10.0985422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676686732" calcext:value-type="float">
            <text:p>1.676686732</text:p>
          </table:table-cell>
          <table:table-cell office:value-type="float" office:value="3.009017002" calcext:value-type="float">
            <text:p>3.009017002</text:p>
          </table:table-cell>
          <table:table-cell office:value-type="float" office:value="1.229709929" calcext:value-type="float">
            <text:p>1.229709929</text:p>
          </table:table-cell>
          <table:table-cell office:value-type="float" office:value="1.327451153" calcext:value-type="float">
            <text:p>1.327451153</text:p>
          </table:table-cell>
          <table:table-cell table:style-name="ce41" office:value-type="float" office:value="1.248633508" calcext:value-type="float">
            <text:p>1.248633508</text:p>
          </table:table-cell>
          <table:table-cell table:style-name="ce44" office:value-type="float" office:value="1.117741935" calcext:value-type="float">
            <text:p>1.117741935</text:p>
          </table:table-cell>
          <table:table-cell office:value-type="float" office:value="2.327881556" calcext:value-type="float">
            <text:p>2.327881556</text:p>
          </table:table-cell>
          <table:table-cell office:value-type="float" office:value="1.786910978" calcext:value-type="float">
            <text:p>1.786910978</text:p>
          </table:table-cell>
          <table:table-cell office:value-type="float" office:value="12.600757021" calcext:value-type="float">
            <text:p>12.600757021</text:p>
          </table:table-cell>
          <table:table-cell office:value-type="float" office:value="9.807613285" calcext:value-type="float">
            <text:p>9.8076132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670014322" calcext:value-type="float">
            <text:p>1.670014322</text:p>
          </table:table-cell>
          <table:table-cell office:value-type="float" office:value="2.746659501" calcext:value-type="float">
            <text:p>2.746659501</text:p>
          </table:table-cell>
          <table:table-cell office:value-type="float" office:value="1.244570243" calcext:value-type="float">
            <text:p>1.244570243</text:p>
          </table:table-cell>
          <table:table-cell office:value-type="float" office:value="1.357593929" calcext:value-type="float">
            <text:p>1.357593929</text:p>
          </table:table-cell>
          <table:table-cell table:style-name="ce41" office:value-type="float" office:value="0.939841319" calcext:value-type="float">
            <text:p>0.939841319</text:p>
          </table:table-cell>
          <table:table-cell table:style-name="ce44" office:value-type="float" office:value="1.192910559" calcext:value-type="float">
            <text:p>1.192910559</text:p>
          </table:table-cell>
          <table:table-cell office:value-type="float" office:value="2.131404852" calcext:value-type="float">
            <text:p>2.131404852</text:p>
          </table:table-cell>
          <table:table-cell office:value-type="float" office:value="1.531542661" calcext:value-type="float">
            <text:p>1.531542661</text:p>
          </table:table-cell>
          <table:table-cell office:value-type="float" office:value="12.425255467" calcext:value-type="float">
            <text:p>12.425255467</text:p>
          </table:table-cell>
          <table:table-cell office:value-type="float" office:value="10.099406684" calcext:value-type="float">
            <text:p>10.0994066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765366361" calcext:value-type="float">
            <text:p>2.765366361</text:p>
          </table:table-cell>
          <table:table-cell/>
          <table:table-cell office:value-type="float" office:value="1.303020223" calcext:value-type="float">
            <text:p>1.303020223</text:p>
          </table:table-cell>
          <table:table-cell table:style-name="ce41" office:value-type="float" office:value="0.822880567" calcext:value-type="float">
            <text:p>0.822880567</text:p>
          </table:table-cell>
          <table:table-cell table:style-name="ce44" office:value-type="float" office:value="1.057804893" calcext:value-type="float">
            <text:p>1.057804893</text:p>
          </table:table-cell>
          <table:table-cell office:value-type="float" office:value="2.077304822" calcext:value-type="float">
            <text:p>2.077304822</text:p>
          </table:table-cell>
          <table:table-cell office:value-type="float" office:value="1.657633368" calcext:value-type="float">
            <text:p>1.657633368</text:p>
          </table:table-cell>
          <table:table-cell office:value-type="float" office:value="12.237741924" calcext:value-type="float">
            <text:p>12.237741924</text:p>
          </table:table-cell>
          <table:table-cell office:value-type="float" office:value="10.259070844" calcext:value-type="float">
            <text:p>10.2590708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.622580426" calcext:value-type="float">
            <text:p>1.622580426</text:p>
          </table:table-cell>
          <table:table-cell office:value-type="float" office:value="2.577463044" calcext:value-type="float">
            <text:p>2.577463044</text:p>
          </table:table-cell>
          <table:table-cell office:value-type="float" office:value="1.258379159" calcext:value-type="float">
            <text:p>1.258379159</text:p>
          </table:table-cell>
          <table:table-cell office:value-type="float" office:value="1.311785854" calcext:value-type="float">
            <text:p>1.311785854</text:p>
          </table:table-cell>
          <table:table-cell table:style-name="ce41" office:value-type="float" office:value="1.101868233" calcext:value-type="float">
            <text:p>1.101868233</text:p>
          </table:table-cell>
          <table:table-cell table:style-name="ce44" office:value-type="float" office:value="0.826300595" calcext:value-type="float">
            <text:p>0.826300595</text:p>
          </table:table-cell>
          <table:table-cell office:value-type="float" office:value="2.104424534" calcext:value-type="float">
            <text:p>2.104424534</text:p>
          </table:table-cell>
          <table:table-cell office:value-type="float" office:value="1.581168874" calcext:value-type="float">
            <text:p>1.581168874</text:p>
          </table:table-cell>
          <table:table-cell office:value-type="float" office:value="12.417177557" calcext:value-type="float">
            <text:p>12.417177557</text:p>
          </table:table-cell>
          <table:table-cell office:value-type="float" office:value="9.849543765" calcext:value-type="float">
            <text:p>9.8495437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731752941" calcext:value-type="float">
            <text:p>1.731752941</text:p>
          </table:table-cell>
          <table:table-cell office:value-type="float" office:value="3.007607869" calcext:value-type="float">
            <text:p>3.007607869</text:p>
          </table:table-cell>
          <table:table-cell office:value-type="float" office:value="1.268683078" calcext:value-type="float">
            <text:p>1.268683078</text:p>
          </table:table-cell>
          <table:table-cell office:value-type="float" office:value="1.364653801" calcext:value-type="float">
            <text:p>1.364653801</text:p>
          </table:table-cell>
          <table:table-cell table:style-name="ce41" office:value-type="float" office:value="1.148216327" calcext:value-type="float">
            <text:p>1.148216327</text:p>
          </table:table-cell>
          <table:table-cell table:style-name="ce44" office:value-type="float" office:value="1.107156164" calcext:value-type="float">
            <text:p>1.107156164</text:p>
          </table:table-cell>
          <table:table-cell office:value-type="float" office:value="2.182328882" calcext:value-type="float">
            <text:p>2.182328882</text:p>
          </table:table-cell>
          <table:table-cell office:value-type="float" office:value="1.697674103" calcext:value-type="float">
            <text:p>1.697674103</text:p>
          </table:table-cell>
          <table:table-cell office:value-type="float" office:value="12.767087976" calcext:value-type="float">
            <text:p>12.767087976</text:p>
          </table:table-cell>
          <table:table-cell office:value-type="float" office:value="10.442167384" calcext:value-type="float">
            <text:p>10.4421673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.817022374" calcext:value-type="float">
            <text:p>1.817022374</text:p>
          </table:table-cell>
          <table:table-cell office:value-type="float" office:value="2.6008396" calcext:value-type="float">
            <text:p>2.6008396</text:p>
          </table:table-cell>
          <table:table-cell office:value-type="float" office:value="1.330510221" calcext:value-type="float">
            <text:p>1.330510221</text:p>
          </table:table-cell>
          <table:table-cell office:value-type="float" office:value="1.265559267" calcext:value-type="float">
            <text:p>1.265559267</text:p>
          </table:table-cell>
          <table:table-cell table:style-name="ce41" office:value-type="float" office:value="0.916271065" calcext:value-type="float">
            <text:p>0.916271065</text:p>
          </table:table-cell>
          <table:table-cell table:style-name="ce44" office:value-type="float" office:value="1.047043066" calcext:value-type="float">
            <text:p>1.047043066</text:p>
          </table:table-cell>
          <table:table-cell office:value-type="float" office:value="2.252697371" calcext:value-type="float">
            <text:p>2.252697371</text:p>
          </table:table-cell>
          <table:table-cell office:value-type="float" office:value="1.584777261" calcext:value-type="float">
            <text:p>1.584777261</text:p>
          </table:table-cell>
          <table:table-cell office:value-type="float" office:value="12.760125217" calcext:value-type="float">
            <text:p>12.760125217</text:p>
          </table:table-cell>
          <table:table-cell office:value-type="float" office:value="9.879532945" calcext:value-type="float">
            <text:p>9.8795329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652494953" calcext:value-type="float">
            <text:p>1.652494953</text:p>
          </table:table-cell>
          <table:table-cell office:value-type="float" office:value="2.641330228" calcext:value-type="float">
            <text:p>2.641330228</text:p>
          </table:table-cell>
          <table:table-cell office:value-type="float" office:value="1.262780308" calcext:value-type="float">
            <text:p>1.262780308</text:p>
          </table:table-cell>
          <table:table-cell office:value-type="float" office:value="1.384586469" calcext:value-type="float">
            <text:p>1.384586469</text:p>
          </table:table-cell>
          <table:table-cell table:style-name="ce41" office:value-type="float" office:value="0.918101974" calcext:value-type="float">
            <text:p>0.918101974</text:p>
          </table:table-cell>
          <table:table-cell table:style-name="ce44" office:value-type="float" office:value="1.017257041" calcext:value-type="float">
            <text:p>1.017257041</text:p>
          </table:table-cell>
          <table:table-cell office:value-type="float" office:value="2.210252257" calcext:value-type="float">
            <text:p>2.210252257</text:p>
          </table:table-cell>
          <table:table-cell office:value-type="float" office:value="1.860282051" calcext:value-type="float">
            <text:p>1.860282051</text:p>
          </table:table-cell>
          <table:table-cell office:value-type="float" office:value="12.280341958" calcext:value-type="float">
            <text:p>12.280341958</text:p>
          </table:table-cell>
          <table:table-cell office:value-type="float" office:value="9.938772382" calcext:value-type="float">
            <text:p>9.9387723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.679729615" calcext:value-type="float">
            <text:p>1.679729615</text:p>
          </table:table-cell>
          <table:table-cell office:value-type="float" office:value="3.808656097" calcext:value-type="float">
            <text:p>3.808656097</text:p>
          </table:table-cell>
          <table:table-cell office:value-type="float" office:value="1.397722529" calcext:value-type="float">
            <text:p>1.397722529</text:p>
          </table:table-cell>
          <table:table-cell office:value-type="float" office:value="1.462863415" calcext:value-type="float">
            <text:p>1.462863415</text:p>
          </table:table-cell>
          <table:table-cell table:style-name="ce41" office:value-type="float" office:value="1.129148858" calcext:value-type="float">
            <text:p>1.129148858</text:p>
          </table:table-cell>
          <table:table-cell table:style-name="ce44" office:value-type="float" office:value="1.000289352" calcext:value-type="float">
            <text:p>1.000289352</text:p>
          </table:table-cell>
          <table:table-cell office:value-type="float" office:value="2.299614982" calcext:value-type="float">
            <text:p>2.299614982</text:p>
          </table:table-cell>
          <table:table-cell office:value-type="float" office:value="1.892551411" calcext:value-type="float">
            <text:p>1.892551411</text:p>
          </table:table-cell>
          <table:table-cell office:value-type="float" office:value="12.113082151" calcext:value-type="float">
            <text:p>12.113082151</text:p>
          </table:table-cell>
          <table:table-cell office:value-type="float" office:value="9.902584469" calcext:value-type="float">
            <text:p>9.9025844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.675628066" calcext:value-type="float">
            <text:p>1.675628066</text:p>
          </table:table-cell>
          <table:table-cell office:value-type="float" office:value="2.668740289" calcext:value-type="float">
            <text:p>2.668740289</text:p>
          </table:table-cell>
          <table:table-cell office:value-type="float" office:value="1.336187716" calcext:value-type="float">
            <text:p>1.336187716</text:p>
          </table:table-cell>
          <table:table-cell office:value-type="float" office:value="1.330750693" calcext:value-type="float">
            <text:p>1.330750693</text:p>
          </table:table-cell>
          <table:table-cell table:style-name="ce41" office:value-type="float" office:value="0.901618188" calcext:value-type="float">
            <text:p>0.901618188</text:p>
          </table:table-cell>
          <table:table-cell table:style-name="ce44" office:value-type="float" office:value="1.063013879" calcext:value-type="float">
            <text:p>1.063013879</text:p>
          </table:table-cell>
          <table:table-cell office:value-type="float" office:value="2.362926902" calcext:value-type="float">
            <text:p>2.362926902</text:p>
          </table:table-cell>
          <table:table-cell office:value-type="float" office:value="1.734018918" calcext:value-type="float">
            <text:p>1.734018918</text:p>
          </table:table-cell>
          <table:table-cell office:value-type="float" office:value="12.553469454" calcext:value-type="float">
            <text:p>12.553469454</text:p>
          </table:table-cell>
          <table:table-cell office:value-type="float" office:value="10.301500103" calcext:value-type="float">
            <text:p>10.3015001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.764212233" calcext:value-type="float">
            <text:p>1.764212233</text:p>
          </table:table-cell>
          <table:table-cell office:value-type="float" office:value="2.755018511" calcext:value-type="float">
            <text:p>2.755018511</text:p>
          </table:table-cell>
          <table:table-cell office:value-type="float" office:value="1.28335346" calcext:value-type="float">
            <text:p>1.28335346</text:p>
          </table:table-cell>
          <table:table-cell office:value-type="float" office:value="1.359059217" calcext:value-type="float">
            <text:p>1.359059217</text:p>
          </table:table-cell>
          <table:table-cell table:style-name="ce41" office:value-type="float" office:value="0.891034398" calcext:value-type="float">
            <text:p>0.891034398</text:p>
          </table:table-cell>
          <table:table-cell table:style-name="ce44" office:value-type="float" office:value="1.086655481" calcext:value-type="float">
            <text:p>1.086655481</text:p>
          </table:table-cell>
          <table:table-cell office:value-type="float" office:value="2.061494844" calcext:value-type="float">
            <text:p>2.061494844</text:p>
          </table:table-cell>
          <table:table-cell office:value-type="float" office:value="1.654381064" calcext:value-type="float">
            <text:p>1.654381064</text:p>
          </table:table-cell>
          <table:table-cell office:value-type="float" office:value="12.413535149" calcext:value-type="float">
            <text:p>12.413535149</text:p>
          </table:table-cell>
          <table:table-cell office:value-type="float" office:value="9.752204207" calcext:value-type="float">
            <text:p>9.7522042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07685625" calcext:value-type="float">
            <text:p>1.807685625</text:p>
          </table:table-cell>
          <table:table-cell office:value-type="float" office:value="3.055199657" calcext:value-type="float">
            <text:p>3.055199657</text:p>
          </table:table-cell>
          <table:table-cell office:value-type="float" office:value="1.238621229" calcext:value-type="float">
            <text:p>1.238621229</text:p>
          </table:table-cell>
          <table:table-cell office:value-type="float" office:value="1.354859232" calcext:value-type="float">
            <text:p>1.354859232</text:p>
          </table:table-cell>
          <table:table-cell table:style-name="ce41" office:value-type="float" office:value="1.185697251" calcext:value-type="float">
            <text:p>1.185697251</text:p>
          </table:table-cell>
          <table:table-cell table:style-name="ce44" office:value-type="float" office:value="1.021056265" calcext:value-type="float">
            <text:p>1.021056265</text:p>
          </table:table-cell>
          <table:table-cell office:value-type="float" office:value="2.245910672" calcext:value-type="float">
            <text:p>2.245910672</text:p>
          </table:table-cell>
          <table:table-cell office:value-type="float" office:value="1.67912084" calcext:value-type="float">
            <text:p>1.67912084</text:p>
          </table:table-cell>
          <table:table-cell office:value-type="float" office:value="11.97726459" calcext:value-type="float">
            <text:p>11.97726459</text:p>
          </table:table-cell>
          <table:table-cell office:value-type="float" office:value="12.841986105" calcext:value-type="float">
            <text:p>12.8419861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.672573622" calcext:value-type="float">
            <text:p>1.672573622</text:p>
          </table:table-cell>
          <table:table-cell office:value-type="float" office:value="2.618286631" calcext:value-type="float">
            <text:p>2.618286631</text:p>
          </table:table-cell>
          <table:table-cell office:value-type="float" office:value="1.272632021" calcext:value-type="float">
            <text:p>1.272632021</text:p>
          </table:table-cell>
          <table:table-cell office:value-type="float" office:value="1.315369136" calcext:value-type="float">
            <text:p>1.315369136</text:p>
          </table:table-cell>
          <table:table-cell table:style-name="ce41" office:value-type="float" office:value="1.172269824" calcext:value-type="float">
            <text:p>1.172269824</text:p>
          </table:table-cell>
          <table:table-cell table:style-name="ce44" office:value-type="float" office:value="0.832374994" calcext:value-type="float">
            <text:p>0.832374994</text:p>
          </table:table-cell>
          <table:table-cell office:value-type="float" office:value="2.278801358" calcext:value-type="float">
            <text:p>2.278801358</text:p>
          </table:table-cell>
          <table:table-cell office:value-type="float" office:value="1.824378541" calcext:value-type="float">
            <text:p>1.824378541</text:p>
          </table:table-cell>
          <table:table-cell office:value-type="float" office:value="12.352310503" calcext:value-type="float">
            <text:p>12.352310503</text:p>
          </table:table-cell>
          <table:table-cell office:value-type="float" office:value="10.607610776" calcext:value-type="float">
            <text:p>10.6076107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.093315963" calcext:value-type="float">
            <text:p>2.093315963</text:p>
          </table:table-cell>
          <table:table-cell office:value-type="float" office:value="3.314034655" calcext:value-type="float">
            <text:p>3.314034655</text:p>
          </table:table-cell>
          <table:table-cell office:value-type="float" office:value="1.53447654" calcext:value-type="float">
            <text:p>1.53447654</text:p>
          </table:table-cell>
          <table:table-cell office:value-type="float" office:value="1.620675156" calcext:value-type="float">
            <text:p>1.620675156</text:p>
          </table:table-cell>
          <table:table-cell table:style-name="ce41" office:value-type="float" office:value="0.982965589" calcext:value-type="float">
            <text:p>0.982965589</text:p>
          </table:table-cell>
          <table:table-cell table:style-name="ce44" office:value-type="float" office:value="0.834077741" calcext:value-type="float">
            <text:p>0.834077741</text:p>
          </table:table-cell>
          <table:table-cell office:value-type="float" office:value="2.385183683" calcext:value-type="float">
            <text:p>2.385183683</text:p>
          </table:table-cell>
          <table:table-cell office:value-type="float" office:value="2.059349434" calcext:value-type="float">
            <text:p>2.059349434</text:p>
          </table:table-cell>
          <table:table-cell office:value-type="float" office:value="12.999701063" calcext:value-type="float">
            <text:p>12.999701063</text:p>
          </table:table-cell>
          <table:table-cell office:value-type="float" office:value="10.71116129" calcext:value-type="float">
            <text:p>10.711161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.057235733" calcext:value-type="float">
            <text:p>2.057235733</text:p>
          </table:table-cell>
          <table:table-cell office:value-type="float" office:value="3.145781914" calcext:value-type="float">
            <text:p>3.145781914</text:p>
          </table:table-cell>
          <table:table-cell office:value-type="float" office:value="1.492297991" calcext:value-type="float">
            <text:p>1.492297991</text:p>
          </table:table-cell>
          <table:table-cell office:value-type="float" office:value="1.338422972" calcext:value-type="float">
            <text:p>1.338422972</text:p>
          </table:table-cell>
          <table:table-cell table:style-name="ce41" office:value-type="float" office:value="1.215191283" calcext:value-type="float">
            <text:p>1.215191283</text:p>
          </table:table-cell>
          <table:table-cell table:style-name="ce44" office:value-type="float" office:value="1.271696736" calcext:value-type="float">
            <text:p>1.271696736</text:p>
          </table:table-cell>
          <table:table-cell office:value-type="float" office:value="2.265631277" calcext:value-type="float">
            <text:p>2.265631277</text:p>
          </table:table-cell>
          <table:table-cell office:value-type="float" office:value="1.591287154" calcext:value-type="float">
            <text:p>1.591287154</text:p>
          </table:table-cell>
          <table:table-cell office:value-type="float" office:value="12.114990064" calcext:value-type="float">
            <text:p>12.114990064</text:p>
          </table:table-cell>
          <table:table-cell office:value-type="float" office:value="9.737067086" calcext:value-type="float">
            <text:p>9.7370670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.736385311" calcext:value-type="float">
            <text:p>1.736385311</text:p>
          </table:table-cell>
          <table:table-cell office:value-type="float" office:value="2.660597306" calcext:value-type="float">
            <text:p>2.660597306</text:p>
          </table:table-cell>
          <table:table-cell office:value-type="float" office:value="1.256868288" calcext:value-type="float">
            <text:p>1.256868288</text:p>
          </table:table-cell>
          <table:table-cell office:value-type="float" office:value="1.309762" calcext:value-type="float">
            <text:p>1.309762</text:p>
          </table:table-cell>
          <table:table-cell table:style-name="ce41" office:value-type="float" office:value="1.087404623" calcext:value-type="float">
            <text:p>1.087404623</text:p>
          </table:table-cell>
          <table:table-cell table:style-name="ce44" office:value-type="float" office:value="1.328536133" calcext:value-type="float">
            <text:p>1.328536133</text:p>
          </table:table-cell>
          <table:table-cell office:value-type="float" office:value="2.181183012" calcext:value-type="float">
            <text:p>2.181183012</text:p>
          </table:table-cell>
          <table:table-cell office:value-type="float" office:value="1.740327979" calcext:value-type="float">
            <text:p>1.740327979</text:p>
          </table:table-cell>
          <table:table-cell office:value-type="float" office:value="11.972930166" calcext:value-type="float">
            <text:p>11.972930166</text:p>
          </table:table-cell>
          <table:table-cell office:value-type="float" office:value="9.77958454" calcext:value-type="float">
            <text:p>9.77958454</text:p>
          </table:table-cell>
        </table:table-row>
        <table:table-row table:style-name="ro1">
          <table:table-cell table:number-columns-repeated="3"/>
          <table:table-cell table:style-name="ce35" table:formula="of:=AVERAGE([.D47:.D66])" office:value-type="float" office:value="1.74409060578947" calcext:value-type="float">
            <text:p>1.7440906058</text:p>
          </table:table-cell>
          <table:table-cell table:style-name="ce35" table:formula="of:=AVERAGE([.E47:.E66])" office:value-type="float" office:value="2.85734863545" calcext:value-type="float">
            <text:p>2.8573486355</text:p>
          </table:table-cell>
          <table:table-cell table:style-name="ce35" table:formula="of:=AVERAGE([.F47:.F66])" office:value-type="float" office:value="1.31294279905263" calcext:value-type="float">
            <text:p>1.3129427991</text:p>
          </table:table-cell>
          <table:table-cell table:style-name="ce35" table:formula="of:=AVERAGE([.G47:.G66])" office:value-type="float" office:value="1.3451827514" calcext:value-type="float">
            <text:p>1.3451827514</text:p>
          </table:table-cell>
          <table:table-cell table:style-name="ce40" table:formula="of:=AVERAGE([.H47:.H66])" office:value-type="float" office:value="1.0371645705" calcext:value-type="float">
            <text:p>1.0371645705</text:p>
          </table:table-cell>
          <table:table-cell table:style-name="ce35" table:formula="of:=AVERAGE([.I47:.I66])" office:value-type="float" office:value="1.0286572738" calcext:value-type="float">
            <text:p>1.0286572738</text:p>
          </table:table-cell>
          <table:table-cell table:style-name="ce35" table:formula="of:=AVERAGE([.J47:.J66])" office:value-type="float" office:value="2.1930986308" calcext:value-type="float">
            <text:p>2.1930986308</text:p>
          </table:table-cell>
          <table:table-cell table:style-name="ce35" table:formula="of:=AVERAGE([.K47:.K66])" office:value-type="float" office:value="1.72028293645" calcext:value-type="float">
            <text:p>1.7202829365</text:p>
          </table:table-cell>
          <table:table-cell table:style-name="ce35" table:formula="of:=AVERAGE([.L47:.L66])" office:value-type="float" office:value="12.3998565597" calcext:value-type="float">
            <text:p>12.3998565597</text:p>
          </table:table-cell>
          <table:table-cell table:style-name="ce35" table:formula="of:=AVERAGE([.M47:.M66])" office:value-type="float" office:value="10.225639676" calcext:value-type="float">
            <text:p>10.22563967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.283679484" calcext:value-type="float">
            <text:p>21.283679484</text:p>
          </table:table-cell>
          <table:table-cell office:value-type="float" office:value="24.1959624" calcext:value-type="float">
            <text:p>24.1959624</text:p>
          </table:table-cell>
          <table:table-cell office:value-type="float" office:value="19.574062427" calcext:value-type="float">
            <text:p>19.574062427</text:p>
          </table:table-cell>
          <table:table-cell office:value-type="float" office:value="19.196164223" calcext:value-type="float">
            <text:p>19.196164223</text:p>
          </table:table-cell>
          <table:table-cell table:style-name="ce41" office:value-type="float" office:value="16.788585811" calcext:value-type="float">
            <text:p>16.788585811</text:p>
          </table:table-cell>
          <table:table-cell table:style-name="ce44" office:value-type="float" office:value="15.113437997" calcext:value-type="float">
            <text:p>15.113437997</text:p>
          </table:table-cell>
          <table:table-cell office:value-type="float" office:value="22.417334789" calcext:value-type="float">
            <text:p>22.417334789</text:p>
          </table:table-cell>
          <table:table-cell office:value-type="float" office:value="19.803513387" calcext:value-type="float">
            <text:p>19.803513387</text:p>
          </table:table-cell>
          <table:table-cell office:value-type="float" office:value="46.138245394" calcext:value-type="float">
            <text:p>46.138245394</text:p>
          </table:table-cell>
          <table:table-cell office:value-type="float" office:value="39.727340893" calcext:value-type="float">
            <text:p>39.7273408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.209145693" calcext:value-type="float">
            <text:p>24.209145693</text:p>
          </table:table-cell>
          <table:table-cell office:value-type="float" office:value="26.304166094" calcext:value-type="float">
            <text:p>26.304166094</text:p>
          </table:table-cell>
          <table:table-cell office:value-type="float" office:value="21.935663436" calcext:value-type="float">
            <text:p>21.935663436</text:p>
          </table:table-cell>
          <table:table-cell office:value-type="float" office:value="21.639826623" calcext:value-type="float">
            <text:p>21.639826623</text:p>
          </table:table-cell>
          <table:table-cell table:style-name="ce41" office:value-type="float" office:value="15.35487075" calcext:value-type="float">
            <text:p>15.35487075</text:p>
          </table:table-cell>
          <table:table-cell table:style-name="ce44" office:value-type="float" office:value="13.639182351" calcext:value-type="float">
            <text:p>13.639182351</text:p>
          </table:table-cell>
          <table:table-cell office:value-type="float" office:value="24.972829419" calcext:value-type="float">
            <text:p>24.972829419</text:p>
          </table:table-cell>
          <table:table-cell office:value-type="float" office:value="21.986370447" calcext:value-type="float">
            <text:p>21.986370447</text:p>
          </table:table-cell>
          <table:table-cell office:value-type="float" office:value="46.993548242" calcext:value-type="float">
            <text:p>46.993548242</text:p>
          </table:table-cell>
          <table:table-cell office:value-type="float" office:value="40.186942754" calcext:value-type="float">
            <text:p>40.1869427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.062414448" calcext:value-type="float">
            <text:p>23.062414448</text:p>
          </table:table-cell>
          <table:table-cell office:value-type="float" office:value="25.765345552" calcext:value-type="float">
            <text:p>25.765345552</text:p>
          </table:table-cell>
          <table:table-cell office:value-type="float" office:value="22.049304483" calcext:value-type="float">
            <text:p>22.049304483</text:p>
          </table:table-cell>
          <table:table-cell office:value-type="float" office:value="21.845463686" calcext:value-type="float">
            <text:p>21.845463686</text:p>
          </table:table-cell>
          <table:table-cell table:style-name="ce41" office:value-type="float" office:value="15.065418866" calcext:value-type="float">
            <text:p>15.065418866</text:p>
          </table:table-cell>
          <table:table-cell table:style-name="ce44" office:value-type="float" office:value="13.770581279" calcext:value-type="float">
            <text:p>13.770581279</text:p>
          </table:table-cell>
          <table:table-cell office:value-type="float" office:value="25.124655479" calcext:value-type="float">
            <text:p>25.124655479</text:p>
          </table:table-cell>
          <table:table-cell office:value-type="float" office:value="22.232899803" calcext:value-type="float">
            <text:p>22.232899803</text:p>
          </table:table-cell>
          <table:table-cell office:value-type="float" office:value="47.296689031" calcext:value-type="float">
            <text:p>47.296689031</text:p>
          </table:table-cell>
          <table:table-cell office:value-type="float" office:value="40.431659659" calcext:value-type="float">
            <text:p>40.4316596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.318800803" calcext:value-type="float">
            <text:p>24.318800803</text:p>
          </table:table-cell>
          <table:table-cell office:value-type="float" office:value="25.547465277" calcext:value-type="float">
            <text:p>25.547465277</text:p>
          </table:table-cell>
          <table:table-cell office:value-type="float" office:value="21.783098786" calcext:value-type="float">
            <text:p>21.783098786</text:p>
          </table:table-cell>
          <table:table-cell office:value-type="float" office:value="18.685784001" calcext:value-type="float">
            <text:p>18.685784001</text:p>
          </table:table-cell>
          <table:table-cell table:style-name="ce41" office:value-type="float" office:value="14.55165188" calcext:value-type="float">
            <text:p>14.55165188</text:p>
          </table:table-cell>
          <table:table-cell table:style-name="ce44" office:value-type="float" office:value="13.273581154" calcext:value-type="float">
            <text:p>13.273581154</text:p>
          </table:table-cell>
          <table:table-cell office:value-type="float" office:value="21.889934967" calcext:value-type="float">
            <text:p>21.889934967</text:p>
          </table:table-cell>
          <table:table-cell office:value-type="float" office:value="19.225605075" calcext:value-type="float">
            <text:p>19.225605075</text:p>
          </table:table-cell>
          <table:table-cell office:value-type="float" office:value="42.903690371" calcext:value-type="float">
            <text:p>42.903690371</text:p>
          </table:table-cell>
          <table:table-cell office:value-type="float" office:value="36.140916339" calcext:value-type="float">
            <text:p>36.1409163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.102613405" calcext:value-type="float">
            <text:p>21.102613405</text:p>
          </table:table-cell>
          <table:table-cell office:value-type="float" office:value="23.615661269" calcext:value-type="float">
            <text:p>23.615661269</text:p>
          </table:table-cell>
          <table:table-cell office:value-type="float" office:value="19.121503591" calcext:value-type="float">
            <text:p>19.121503591</text:p>
          </table:table-cell>
          <table:table-cell office:value-type="float" office:value="18.87542677" calcext:value-type="float">
            <text:p>18.87542677</text:p>
          </table:table-cell>
          <table:table-cell table:style-name="ce41" office:value-type="float" office:value="16.223608899" calcext:value-type="float">
            <text:p>16.223608899</text:p>
          </table:table-cell>
          <table:table-cell table:style-name="ce44" office:value-type="float" office:value="14.482150714" calcext:value-type="float">
            <text:p>14.482150714</text:p>
          </table:table-cell>
          <table:table-cell office:value-type="float" office:value="22.205121438" calcext:value-type="float">
            <text:p>22.205121438</text:p>
          </table:table-cell>
          <table:table-cell office:value-type="float" office:value="19.512006373" calcext:value-type="float">
            <text:p>19.512006373</text:p>
          </table:table-cell>
          <table:table-cell office:value-type="float" office:value="43.520999593" calcext:value-type="float">
            <text:p>43.520999593</text:p>
          </table:table-cell>
          <table:table-cell office:value-type="float" office:value="36.901650332" calcext:value-type="float">
            <text:p>36.9016503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1.276384096" calcext:value-type="float">
            <text:p>21.276384096</text:p>
          </table:table-cell>
          <table:table-cell office:value-type="float" office:value="23.009991768" calcext:value-type="float">
            <text:p>23.009991768</text:p>
          </table:table-cell>
          <table:table-cell office:value-type="float" office:value="19.287535608" calcext:value-type="float">
            <text:p>19.287535608</text:p>
          </table:table-cell>
          <table:table-cell office:value-type="float" office:value="19.13189141" calcext:value-type="float">
            <text:p>19.13189141</text:p>
          </table:table-cell>
          <table:table-cell table:style-name="ce41" office:value-type="float" office:value="16.800100414" calcext:value-type="float">
            <text:p>16.800100414</text:p>
          </table:table-cell>
          <table:table-cell table:style-name="ce44" office:value-type="float" office:value="14.129945235" calcext:value-type="float">
            <text:p>14.129945235</text:p>
          </table:table-cell>
          <table:table-cell office:value-type="float" office:value="22.326903486" calcext:value-type="float">
            <text:p>22.326903486</text:p>
          </table:table-cell>
          <table:table-cell office:value-type="float" office:value="19.608738479" calcext:value-type="float">
            <text:p>19.608738479</text:p>
          </table:table-cell>
          <table:table-cell office:value-type="float" office:value="47.16514016" calcext:value-type="float">
            <text:p>47.16514016</text:p>
          </table:table-cell>
          <table:table-cell office:value-type="float" office:value="40.084971817" calcext:value-type="float">
            <text:p>40.0849718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4.265454556" calcext:value-type="float">
            <text:p>24.265454556</text:p>
          </table:table-cell>
          <table:table-cell office:value-type="float" office:value="26.745900432" calcext:value-type="float">
            <text:p>26.745900432</text:p>
          </table:table-cell>
          <table:table-cell office:value-type="float" office:value="22.297346363" calcext:value-type="float">
            <text:p>22.297346363</text:p>
          </table:table-cell>
          <table:table-cell office:value-type="float" office:value="21.954341228" calcext:value-type="float">
            <text:p>21.954341228</text:p>
          </table:table-cell>
          <table:table-cell table:style-name="ce41" office:value-type="float" office:value="14.944112226" calcext:value-type="float">
            <text:p>14.944112226</text:p>
          </table:table-cell>
          <table:table-cell table:style-name="ce44" office:value-type="float" office:value="13.384721185" calcext:value-type="float">
            <text:p>13.384721185</text:p>
          </table:table-cell>
          <table:table-cell office:value-type="float" office:value="25.27904315" calcext:value-type="float">
            <text:p>25.27904315</text:p>
          </table:table-cell>
          <table:table-cell office:value-type="float" office:value="22.546121876" calcext:value-type="float">
            <text:p>22.546121876</text:p>
          </table:table-cell>
          <table:table-cell office:value-type="float" office:value="47.714988677" calcext:value-type="float">
            <text:p>47.714988677</text:p>
          </table:table-cell>
          <table:table-cell office:value-type="float" office:value="40.219765065" calcext:value-type="float">
            <text:p>40.2197650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.705330529" calcext:value-type="float">
            <text:p>23.705330529</text:p>
          </table:table-cell>
          <table:table-cell office:value-type="float" office:value="26.483924117" calcext:value-type="float">
            <text:p>26.483924117</text:p>
          </table:table-cell>
          <table:table-cell office:value-type="float" office:value="22.138798676" calcext:value-type="float">
            <text:p>22.138798676</text:p>
          </table:table-cell>
          <table:table-cell office:value-type="float" office:value="21.828835182" calcext:value-type="float">
            <text:p>21.828835182</text:p>
          </table:table-cell>
          <table:table-cell table:style-name="ce41" office:value-type="float" office:value="14.465933159" calcext:value-type="float">
            <text:p>14.465933159</text:p>
          </table:table-cell>
          <table:table-cell table:style-name="ce44" office:value-type="float" office:value="13.04573702" calcext:value-type="float">
            <text:p>13.04573702</text:p>
          </table:table-cell>
          <table:table-cell office:value-type="float" office:value="25.323665055" calcext:value-type="float">
            <text:p>25.323665055</text:p>
          </table:table-cell>
          <table:table-cell office:value-type="float" office:value="22.292417698" calcext:value-type="float">
            <text:p>22.292417698</text:p>
          </table:table-cell>
          <table:table-cell office:value-type="float" office:value="47.306314478" calcext:value-type="float">
            <text:p>47.306314478</text:p>
          </table:table-cell>
          <table:table-cell office:value-type="float" office:value="40.249556384" calcext:value-type="float">
            <text:p>40.2495563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.414415775" calcext:value-type="float">
            <text:p>24.414415775</text:p>
          </table:table-cell>
          <table:table-cell office:value-type="float" office:value="26.981066212" calcext:value-type="float">
            <text:p>26.981066212</text:p>
          </table:table-cell>
          <table:table-cell office:value-type="float" office:value="21.558091915" calcext:value-type="float">
            <text:p>21.558091915</text:p>
          </table:table-cell>
          <table:table-cell office:value-type="float" office:value="21.168301628" calcext:value-type="float">
            <text:p>21.168301628</text:p>
          </table:table-cell>
          <table:table-cell table:style-name="ce41" office:value-type="float" office:value="15.800574739" calcext:value-type="float">
            <text:p>15.800574739</text:p>
          </table:table-cell>
          <table:table-cell table:style-name="ce44" office:value-type="float" office:value="13.793823535" calcext:value-type="float">
            <text:p>13.793823535</text:p>
          </table:table-cell>
          <table:table-cell office:value-type="float" office:value="24.570855047" calcext:value-type="float">
            <text:p>24.570855047</text:p>
          </table:table-cell>
          <table:table-cell office:value-type="float" office:value="22.079597555" calcext:value-type="float">
            <text:p>22.079597555</text:p>
          </table:table-cell>
          <table:table-cell office:value-type="float" office:value="46.183553368" calcext:value-type="float">
            <text:p>46.183553368</text:p>
          </table:table-cell>
          <table:table-cell office:value-type="float" office:value="39.784917844" calcext:value-type="float">
            <text:p>39.7849178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.231321216" calcext:value-type="float">
            <text:p>24.231321216</text:p>
          </table:table-cell>
          <table:table-cell office:value-type="float" office:value="26.800451015" calcext:value-type="float">
            <text:p>26.800451015</text:p>
          </table:table-cell>
          <table:table-cell office:value-type="float" office:value="22.305115756" calcext:value-type="float">
            <text:p>22.305115756</text:p>
          </table:table-cell>
          <table:table-cell office:value-type="float" office:value="22.131596106" calcext:value-type="float">
            <text:p>22.131596106</text:p>
          </table:table-cell>
          <table:table-cell table:style-name="ce41" office:value-type="float" office:value="16.330811968" calcext:value-type="float">
            <text:p>16.330811968</text:p>
          </table:table-cell>
          <table:table-cell table:style-name="ce44" office:value-type="float" office:value="15.605100315" calcext:value-type="float">
            <text:p>15.605100315</text:p>
          </table:table-cell>
          <table:table-cell office:value-type="float" office:value="24.013255633" calcext:value-type="float">
            <text:p>24.013255633</text:p>
          </table:table-cell>
          <table:table-cell office:value-type="float" office:value="22.187504625" calcext:value-type="float">
            <text:p>22.187504625</text:p>
          </table:table-cell>
          <table:table-cell office:value-type="float" office:value="46.970881868" calcext:value-type="float">
            <text:p>46.970881868</text:p>
          </table:table-cell>
          <table:table-cell office:value-type="float" office:value="40.248265834" calcext:value-type="float">
            <text:p>40.2482658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.531246367" calcext:value-type="float">
            <text:p>24.531246367</text:p>
          </table:table-cell>
          <table:table-cell office:value-type="float" office:value="27.856562679" calcext:value-type="float">
            <text:p>27.856562679</text:p>
          </table:table-cell>
          <table:table-cell office:value-type="float" office:value="22.302459014" calcext:value-type="float">
            <text:p>22.302459014</text:p>
          </table:table-cell>
          <table:table-cell office:value-type="float" office:value="22.147754569" calcext:value-type="float">
            <text:p>22.147754569</text:p>
          </table:table-cell>
          <table:table-cell table:style-name="ce41" office:value-type="float" office:value="15.174056139" calcext:value-type="float">
            <text:p>15.174056139</text:p>
          </table:table-cell>
          <table:table-cell table:style-name="ce44" office:value-type="float" office:value="13.583246682" calcext:value-type="float">
            <text:p>13.583246682</text:p>
          </table:table-cell>
          <table:table-cell office:value-type="float" office:value="25.292358902" calcext:value-type="float">
            <text:p>25.292358902</text:p>
          </table:table-cell>
          <table:table-cell office:value-type="float" office:value="22.488613962" calcext:value-type="float">
            <text:p>22.488613962</text:p>
          </table:table-cell>
          <table:table-cell office:value-type="float" office:value="46.581024856" calcext:value-type="float">
            <text:p>46.581024856</text:p>
          </table:table-cell>
          <table:table-cell office:value-type="float" office:value="39.870092476" calcext:value-type="float">
            <text:p>39.8700924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.255946703" calcext:value-type="float">
            <text:p>24.255946703</text:p>
          </table:table-cell>
          <table:table-cell office:value-type="float" office:value="25.921496456" calcext:value-type="float">
            <text:p>25.921496456</text:p>
          </table:table-cell>
          <table:table-cell office:value-type="float" office:value="22.312550869" calcext:value-type="float">
            <text:p>22.312550869</text:p>
          </table:table-cell>
          <table:table-cell office:value-type="float" office:value="21.745971119" calcext:value-type="float">
            <text:p>21.745971119</text:p>
          </table:table-cell>
          <table:table-cell table:style-name="ce41" office:value-type="float" office:value="14.353083773" calcext:value-type="float">
            <text:p>14.353083773</text:p>
          </table:table-cell>
          <table:table-cell table:style-name="ce44" office:value-type="float" office:value="13.432645188" calcext:value-type="float">
            <text:p>13.432645188</text:p>
          </table:table-cell>
          <table:table-cell office:value-type="float" office:value="25.151198127" calcext:value-type="float">
            <text:p>25.151198127</text:p>
          </table:table-cell>
          <table:table-cell office:value-type="float" office:value="22.283613421" calcext:value-type="float">
            <text:p>22.283613421</text:p>
          </table:table-cell>
          <table:table-cell office:value-type="float" office:value="47.037407775" calcext:value-type="float">
            <text:p>47.037407775</text:p>
          </table:table-cell>
          <table:table-cell office:value-type="float" office:value="39.99797119" calcext:value-type="float">
            <text:p>39.997971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.793787855" calcext:value-type="float">
            <text:p>23.793787855</text:p>
          </table:table-cell>
          <table:table-cell office:value-type="float" office:value="25.313117693" calcext:value-type="float">
            <text:p>25.313117693</text:p>
          </table:table-cell>
          <table:table-cell office:value-type="float" office:value="21.845971384" calcext:value-type="float">
            <text:p>21.845971384</text:p>
          </table:table-cell>
          <table:table-cell office:value-type="float" office:value="21.447445855" calcext:value-type="float">
            <text:p>21.447445855</text:p>
          </table:table-cell>
          <table:table-cell table:style-name="ce41" office:value-type="float" office:value="14.895847014" calcext:value-type="float">
            <text:p>14.895847014</text:p>
          </table:table-cell>
          <table:table-cell table:style-name="ce44" office:value-type="float" office:value="13.172055783" calcext:value-type="float">
            <text:p>13.172055783</text:p>
          </table:table-cell>
          <table:table-cell office:value-type="float" office:value="24.743569052" calcext:value-type="float">
            <text:p>24.743569052</text:p>
          </table:table-cell>
          <table:table-cell office:value-type="float" office:value="22.0667786" calcext:value-type="float">
            <text:p>22.0667786</text:p>
          </table:table-cell>
          <table:table-cell office:value-type="float" office:value="46.216489638" calcext:value-type="float">
            <text:p>46.216489638</text:p>
          </table:table-cell>
          <table:table-cell office:value-type="float" office:value="39.36314293" calcext:value-type="float">
            <text:p>39.363142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.877725778" calcext:value-type="float">
            <text:p>23.877725778</text:p>
          </table:table-cell>
          <table:table-cell office:value-type="float" office:value="25.961571874" calcext:value-type="float">
            <text:p>25.961571874</text:p>
          </table:table-cell>
          <table:table-cell office:value-type="float" office:value="20.629106835" calcext:value-type="float">
            <text:p>20.629106835</text:p>
          </table:table-cell>
          <table:table-cell office:value-type="float" office:value="21.407245576" calcext:value-type="float">
            <text:p>21.407245576</text:p>
          </table:table-cell>
          <table:table-cell table:style-name="ce41" office:value-type="float" office:value="15.040639018" calcext:value-type="float">
            <text:p>15.040639018</text:p>
          </table:table-cell>
          <table:table-cell table:style-name="ce44" office:value-type="float" office:value="15.359978992" calcext:value-type="float">
            <text:p>15.359978992</text:p>
          </table:table-cell>
          <table:table-cell office:value-type="float" office:value="24.701848324" calcext:value-type="float">
            <text:p>24.701848324</text:p>
          </table:table-cell>
          <table:table-cell office:value-type="float" office:value="22.171447239" calcext:value-type="float">
            <text:p>22.171447239</text:p>
          </table:table-cell>
          <table:table-cell office:value-type="float" office:value="46.792059965" calcext:value-type="float">
            <text:p>46.792059965</text:p>
          </table:table-cell>
          <table:table-cell office:value-type="float" office:value="39.506570012" calcext:value-type="float">
            <text:p>39.5065700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.940670056" calcext:value-type="float">
            <text:p>23.940670056</text:p>
          </table:table-cell>
          <table:table-cell office:value-type="float" office:value="25.863506279" calcext:value-type="float">
            <text:p>25.863506279</text:p>
          </table:table-cell>
          <table:table-cell office:value-type="float" office:value="21.747142755" calcext:value-type="float">
            <text:p>21.747142755</text:p>
          </table:table-cell>
          <table:table-cell office:value-type="float" office:value="21.355530767" calcext:value-type="float">
            <text:p>21.355530767</text:p>
          </table:table-cell>
          <table:table-cell table:style-name="ce41" office:value-type="float" office:value="16.492255885" calcext:value-type="float">
            <text:p>16.492255885</text:p>
          </table:table-cell>
          <table:table-cell table:style-name="ce44" office:value-type="float" office:value="15.356354171" calcext:value-type="float">
            <text:p>15.356354171</text:p>
          </table:table-cell>
          <table:table-cell office:value-type="float" office:value="24.358876881" calcext:value-type="float">
            <text:p>24.358876881</text:p>
          </table:table-cell>
          <table:table-cell office:value-type="float" office:value="21.579143038" calcext:value-type="float">
            <text:p>21.579143038</text:p>
          </table:table-cell>
          <table:table-cell office:value-type="float" office:value="44.577529107" calcext:value-type="float">
            <text:p>44.577529107</text:p>
          </table:table-cell>
          <table:table-cell office:value-type="float" office:value="36.87345973" calcext:value-type="float">
            <text:p>36.873459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.813482694" calcext:value-type="float">
            <text:p>21.813482694</text:p>
          </table:table-cell>
          <table:table-cell office:value-type="float" office:value="24.033018519" calcext:value-type="float">
            <text:p>24.033018519</text:p>
          </table:table-cell>
          <table:table-cell office:value-type="float" office:value="20.100058731" calcext:value-type="float">
            <text:p>20.100058731</text:p>
          </table:table-cell>
          <table:table-cell office:value-type="float" office:value="19.980097721" calcext:value-type="float">
            <text:p>19.980097721</text:p>
          </table:table-cell>
          <table:table-cell table:style-name="ce41" office:value-type="float" office:value="14.904579746" calcext:value-type="float">
            <text:p>14.904579746</text:p>
          </table:table-cell>
          <table:table-cell table:style-name="ce44" office:value-type="float" office:value="13.114147834" calcext:value-type="float">
            <text:p>13.114147834</text:p>
          </table:table-cell>
          <table:table-cell office:value-type="float" office:value="22.893146642" calcext:value-type="float">
            <text:p>22.893146642</text:p>
          </table:table-cell>
          <table:table-cell office:value-type="float" office:value="20.496602686" calcext:value-type="float">
            <text:p>20.496602686</text:p>
          </table:table-cell>
          <table:table-cell office:value-type="float" office:value="44.860180644" calcext:value-type="float">
            <text:p>44.860180644</text:p>
          </table:table-cell>
          <table:table-cell office:value-type="float" office:value="38.623566753" calcext:value-type="float">
            <text:p>38.6235667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.105691301" calcext:value-type="float">
            <text:p>22.105691301</text:p>
          </table:table-cell>
          <table:table-cell office:value-type="float" office:value="24.948883395" calcext:value-type="float">
            <text:p>24.948883395</text:p>
          </table:table-cell>
          <table:table-cell office:value-type="float" office:value="20.88701265" calcext:value-type="float">
            <text:p>20.88701265</text:p>
          </table:table-cell>
          <table:table-cell office:value-type="float" office:value="21.10670934" calcext:value-type="float">
            <text:p>21.10670934</text:p>
          </table:table-cell>
          <table:table-cell table:style-name="ce41" office:value-type="float" office:value="15.054466121" calcext:value-type="float">
            <text:p>15.054466121</text:p>
          </table:table-cell>
          <table:table-cell table:style-name="ce44" office:value-type="float" office:value="13.222155206" calcext:value-type="float">
            <text:p>13.222155206</text:p>
          </table:table-cell>
          <table:table-cell office:value-type="float" office:value="24.876980252" calcext:value-type="float">
            <text:p>24.876980252</text:p>
          </table:table-cell>
          <table:table-cell office:value-type="float" office:value="22.418940791" calcext:value-type="float">
            <text:p>22.418940791</text:p>
          </table:table-cell>
          <table:table-cell office:value-type="float" office:value="47.17550816" calcext:value-type="float">
            <text:p>47.17550816</text:p>
          </table:table-cell>
          <table:table-cell office:value-type="float" office:value="40.155713235" calcext:value-type="float">
            <text:p>40.1557132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.387903846" calcext:value-type="float">
            <text:p>24.387903846</text:p>
          </table:table-cell>
          <table:table-cell office:value-type="float" office:value="26.68451261" calcext:value-type="float">
            <text:p>26.68451261</text:p>
          </table:table-cell>
          <table:table-cell office:value-type="float" office:value="22.378865703" calcext:value-type="float">
            <text:p>22.378865703</text:p>
          </table:table-cell>
          <table:table-cell office:value-type="float" office:value="22.298096514" calcext:value-type="float">
            <text:p>22.298096514</text:p>
          </table:table-cell>
          <table:table-cell table:style-name="ce41" office:value-type="float" office:value="15.197104173" calcext:value-type="float">
            <text:p>15.197104173</text:p>
          </table:table-cell>
          <table:table-cell table:style-name="ce44" office:value-type="float" office:value="13.722938371" calcext:value-type="float">
            <text:p>13.722938371</text:p>
          </table:table-cell>
          <table:table-cell office:value-type="float" office:value="25.270161247" calcext:value-type="float">
            <text:p>25.270161247</text:p>
          </table:table-cell>
          <table:table-cell office:value-type="float" office:value="22.584092182" calcext:value-type="float">
            <text:p>22.584092182</text:p>
          </table:table-cell>
          <table:table-cell office:value-type="float" office:value="46.566794785" calcext:value-type="float">
            <text:p>46.566794785</text:p>
          </table:table-cell>
          <table:table-cell office:value-type="float" office:value="39.753150897" calcext:value-type="float">
            <text:p>39.7531508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.192297859" calcext:value-type="float">
            <text:p>24.192297859</text:p>
          </table:table-cell>
          <table:table-cell office:value-type="float" office:value="26.248143287" calcext:value-type="float">
            <text:p>26.248143287</text:p>
          </table:table-cell>
          <table:table-cell office:value-type="float" office:value="22.013227887" calcext:value-type="float">
            <text:p>22.013227887</text:p>
          </table:table-cell>
          <table:table-cell office:value-type="float" office:value="21.757195302" calcext:value-type="float">
            <text:p>21.757195302</text:p>
          </table:table-cell>
          <table:table-cell table:style-name="ce41" office:value-type="float" office:value="15.987947983" calcext:value-type="float">
            <text:p>15.987947983</text:p>
          </table:table-cell>
          <table:table-cell table:style-name="ce44" office:value-type="float" office:value="14.940442483" calcext:value-type="float">
            <text:p>14.940442483</text:p>
          </table:table-cell>
          <table:table-cell office:value-type="float" office:value="24.946019214" calcext:value-type="float">
            <text:p>24.946019214</text:p>
          </table:table-cell>
          <table:table-cell office:value-type="float" office:value="22.213366489" calcext:value-type="float">
            <text:p>22.213366489</text:p>
          </table:table-cell>
          <table:table-cell office:value-type="float" office:value="46.544675417" calcext:value-type="float">
            <text:p>46.544675417</text:p>
          </table:table-cell>
          <table:table-cell office:value-type="float" office:value="39.556404324" calcext:value-type="float">
            <text:p>39.5564043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.780132866" calcext:value-type="float">
            <text:p>23.780132866</text:p>
          </table:table-cell>
          <table:table-cell office:value-type="float" office:value="25.510210439" calcext:value-type="float">
            <text:p>25.510210439</text:p>
          </table:table-cell>
          <table:table-cell office:value-type="float" office:value="22.235014825" calcext:value-type="float">
            <text:p>22.235014825</text:p>
          </table:table-cell>
          <table:table-cell office:value-type="float" office:value="21.870908029" calcext:value-type="float">
            <text:p>21.870908029</text:p>
          </table:table-cell>
          <table:table-cell table:style-name="ce41" office:value-type="float" office:value="16.675186791" calcext:value-type="float">
            <text:p>16.675186791</text:p>
          </table:table-cell>
          <table:table-cell table:style-name="ce44" office:value-type="float" office:value="13.56234269" calcext:value-type="float">
            <text:p>13.56234269</text:p>
          </table:table-cell>
          <table:table-cell office:value-type="float" office:value="25.326331377" calcext:value-type="float">
            <text:p>25.326331377</text:p>
          </table:table-cell>
          <table:table-cell office:value-type="float" office:value="22.515654068" calcext:value-type="float">
            <text:p>22.515654068</text:p>
          </table:table-cell>
          <table:table-cell office:value-type="float" office:value="47.469638884" calcext:value-type="float">
            <text:p>47.469638884</text:p>
          </table:table-cell>
          <table:table-cell office:value-type="float" office:value="40.399188477" calcext:value-type="float">
            <text:p>40.399188477</text:p>
          </table:table-cell>
        </table:table-row>
        <table:table-row table:style-name="ro1">
          <table:table-cell table:number-columns-repeated="3"/>
          <table:table-cell table:style-name="ce35" table:formula="of:=AVERAGE([.D69:.D88])" office:value-type="float" office:value="23.4274222665" calcext:value-type="float">
            <text:p>23.4274222665</text:p>
          </table:table-cell>
          <table:table-cell table:style-name="ce35" table:formula="of:=AVERAGE([.E69:.E88])" office:value-type="float" office:value="25.68954786835" calcext:value-type="float">
            <text:p>25.6895478684</text:p>
          </table:table-cell>
          <table:table-cell table:style-name="ce35" table:formula="of:=AVERAGE([.F69:.F88])" office:value-type="float" office:value="21.4250965847" calcext:value-type="float">
            <text:p>21.4250965847</text:p>
          </table:table-cell>
          <table:table-cell table:style-name="ce35" table:formula="of:=AVERAGE([.G69:.G88])" office:value-type="float" office:value="21.07872928245" calcext:value-type="float">
            <text:p>21.0787292825</text:p>
          </table:table-cell>
          <table:table-cell table:style-name="ce40" table:formula="of:=AVERAGE([.H69:.H88])" office:value-type="float" office:value="15.50504176775" calcext:value-type="float">
            <text:p>15.5050417678</text:p>
          </table:table-cell>
          <table:table-cell table:style-name="ce35" table:formula="of:=AVERAGE([.I69:.I88])" office:value-type="float" office:value="13.98522840925" calcext:value-type="float">
            <text:p>13.9852284093</text:p>
          </table:table-cell>
          <table:table-cell table:style-name="ce35" table:formula="of:=AVERAGE([.J69:.J88])" office:value-type="float" office:value="24.28420442405" calcext:value-type="float">
            <text:p>24.2842044241</text:p>
          </table:table-cell>
          <table:table-cell table:style-name="ce35" table:formula="of:=AVERAGE([.K69:.K88])" office:value-type="float" office:value="21.6146513897" calcext:value-type="float">
            <text:p>21.6146513897</text:p>
          </table:table-cell>
          <table:table-cell table:style-name="ce35" table:formula="of:=AVERAGE([.L69:.L88])" office:value-type="float" office:value="46.30076802065" calcext:value-type="float">
            <text:p>46.3007680207</text:p>
          </table:table-cell>
          <table:table-cell table:style-name="ce35" table:formula="of:=AVERAGE([.M69:.M88])" office:value-type="float" office:value="39.40376234725" calcext:value-type="float">
            <text:p>39.4037623473</text:p>
          </table:table-cell>
        </table:table-row>
        <table:table-row table:style-name="ro1" table:number-rows-repeated="104848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10:00:42.864093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4:16:35.892731184</meta:creation-date>
    <dc:date>2015-10-03T10:08:38.457595293</dc:date>
    <meta:editing-duration>PT28M19S</meta:editing-duration>
    <meta:editing-cycles>14</meta:editing-cycles>
    <meta:generator>LibreOffice/4.2.8.2$Linux_X86_64 LibreOffice_project/420m0$Build-2</meta:generator>
    <meta:document-statistic meta:table-count="4" meta:cell-count="3044" meta:object-count="0"/>
  </office:meta>
</office:document-meta>
</file>